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595cm" fo:margin-left="0cm" table:align="left"/>
    </style:style>
    <style:style style:name="Таблица2.A" style:family="table-column">
      <style:table-column-properties style:column-width="4.207cm"/>
    </style:style>
    <style:style style:name="Таблица2.B" style:family="table-column">
      <style:table-column-properties style:column-width="13.388cm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17.59cm" style:rel-column-width="65535*"/>
    </style:style>
    <style:style style:name="Таблица1.1" style:family="table-row">
      <style:table-row-properties style:min-row-height="5.503cm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 style:master-page-name="">
      <loext:graphic-properties draw:fill="none"/>
      <style:paragraph-properties fo:margin-left="0cm" fo:margin-right="0cm" fo:text-indent="5.5cm" style:auto-text-indent="false" style:page-number="auto" fo:background-color="transparent"/>
      <style:text-properties style:font-name="Liberation Mono" fo:font-size="26pt" fo:language="ru" fo:country="RU" fo:font-weight="bold" officeooo:rsid="00020045" officeooo:paragraph-rsid="00020045" style:font-size-asian="22.75pt" style:font-weight-asian="bold" style:font-size-complex="26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5.5cm" style:auto-text-indent="false" style:page-number="auto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6c9aba" officeooo:paragraph-rsid="006c9aba" style:font-size-asian="14pt" style:font-weight-asian="normal" style:font-size-complex="16pt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5.5cm" style:auto-text-indent="false" style:page-number="auto" fo:break-before="page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09c1a0" officeooo:paragraph-rsid="0009c1a0" style:font-size-asian="14pt" style:font-weight-asian="normal" style:font-size-complex="16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5.5cm" style:auto-text-indent="false" style:page-number="auto" fo:break-before="page" fo:background-color="transparent"/>
      <style:text-properties style:font-name="Liberation Mono" fo:font-size="26pt" fo:language="ru" fo:country="RU" style:text-underline-style="none" fo:font-weight="bold" officeooo:rsid="003c8495" officeooo:paragraph-rsid="003c8495" style:font-size-asian="22.75pt" style:font-weight-asian="bold" style:font-size-complex="26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5.5cm" style:auto-text-indent="false" style:page-number="auto" fo:break-before="page" fo:background-color="transparent"/>
      <style:text-properties style:font-name="Liberation Mono" fo:font-size="26pt" fo:language="ru" fo:country="RU" style:text-underline-style="none" fo:font-weight="bold" officeooo:rsid="0079804d" officeooo:paragraph-rsid="0079804d" style:font-size-asian="22.75pt" style:font-weight-asian="bold" style:font-size-complex="26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5.5cm" style:auto-text-indent="false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09c1a0" officeooo:paragraph-rsid="0009c1a0" style:font-size-asian="14pt" style:font-weight-asian="normal" style:font-size-complex="16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indent="5.5cm" style:auto-text-indent="false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6c9aba" officeooo:paragraph-rsid="006c9aba" style:font-size-asian="14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5.5cm" style:auto-text-indent="false" fo:background-color="transparent"/>
      <style:text-properties style:font-name="Liberation Mono" fo:font-size="16pt" fo:language="ru" fo:country="RU" style:text-underline-style="none" fo:font-weight="normal" officeooo:rsid="006c9aba" officeooo:paragraph-rsid="006c9aba" style:font-size-asian="14pt" style:font-weight-asian="normal" style:font-size-complex="16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text-indent="6.8cm" style:auto-text-indent="false" style:page-number="auto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020045" officeooo:paragraph-rsid="00020045" style:font-size-asian="14pt" style:font-weight-asian="normal" style:font-size-complex="16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Mono" fo:font-size="16pt" fo:language="ru" fo:country="RU" style:text-underline-style="none" fo:font-weight="normal" officeooo:rsid="00020045" officeooo:paragraph-rsid="00020045" style:font-size-asian="14pt" style:font-weight-asian="normal" style:font-size-complex="16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Mono" fo:font-size="16pt" fo:language="ru" fo:country="RU" style:text-underline-style="none" fo:font-weight="normal" officeooo:rsid="00152327" officeooo:paragraph-rsid="00152327" style:font-size-asian="14pt" style:font-weight-asian="normal" style:font-size-complex="16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Mono" fo:font-size="16pt" fo:language="ru" fo:country="RU" style:text-underline-style="none" fo:font-weight="normal" officeooo:rsid="003e89b9" officeooo:paragraph-rsid="003e89b9" style:font-size-asian="14pt" style:font-weight-asian="normal" style:font-size-complex="16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Mono" fo:font-size="16pt" fo:language="ru" fo:country="RU" style:text-underline-style="none" fo:font-weight="normal" officeooo:rsid="004aa8dd" officeooo:paragraph-rsid="004aa8dd" style:font-size-asian="14pt" style:font-weight-asian="normal" style:font-size-complex="16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Mono" fo:font-size="16pt" fo:language="ru" fo:country="RU" style:text-underline-style="none" fo:font-weight="normal" officeooo:rsid="005e9c50" officeooo:paragraph-rsid="005e9c50" style:font-size-asian="14pt" style:font-weight-asian="normal" style:font-size-complex="16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Mono" fo:font-size="16pt" fo:language="ru" fo:country="RU" style:text-underline-style="none" fo:font-weight="normal" officeooo:rsid="0073bd99" officeooo:paragraph-rsid="0073bd99" style:font-size-asian="14pt" style:font-weight-asian="normal" style:font-size-complex="16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3.307cm"/>
        </style:tab-stops>
      </style:paragraph-properties>
      <style:text-properties style:font-name="Liberation Mono" fo:font-size="16pt" fo:language="ru" fo:country="RU" style:text-underline-style="none" fo:font-weight="normal" officeooo:rsid="0079804d" officeooo:paragraph-rsid="0079804d" style:font-size-asian="14pt" style:font-weight-asian="normal" style:font-size-complex="16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Mono" fo:font-size="16pt" fo:language="ru" fo:country="RU" style:text-underline-style="none" fo:font-weight="bold" officeooo:rsid="0019fc5d" officeooo:paragraph-rsid="001bf727" style:font-size-asian="16pt" style:font-weight-asian="bold" style:font-size-complex="16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reak-before="page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05617b" officeooo:paragraph-rsid="0005617b" style:font-size-asian="14pt" style:font-weight-asian="normal" style:font-size-complex="16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normal" officeooo:rsid="00020045" officeooo:paragraph-rsid="00020045" style:font-size-asian="14pt" style:font-weight-asian="normal" style:font-size-complex="16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normal" officeooo:rsid="0003aa93" officeooo:paragraph-rsid="0003aa93" style:font-size-asian="14pt" style:font-weight-asian="normal" style:font-size-complex="16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normal" officeooo:rsid="00152327" officeooo:paragraph-rsid="00152327" style:font-size-asian="14pt" style:font-weight-asian="normal" style:font-size-complex="16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normal" officeooo:rsid="003c8495" officeooo:paragraph-rsid="003c8495" style:font-size-asian="14pt" style:font-weight-asian="normal" style:font-size-complex="16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normal" officeooo:rsid="004aa8dd" officeooo:paragraph-rsid="004aa8dd" style:font-size-asian="14pt" style:font-weight-asian="normal" style:font-size-complex="16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normal" officeooo:rsid="004dafa2" officeooo:paragraph-rsid="004dafa2" style:font-size-asian="14pt" style:font-weight-asian="normal" style:font-size-complex="16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normal" officeooo:rsid="005395b9" officeooo:paragraph-rsid="005395b9" style:font-size-asian="14pt" style:font-weight-asian="normal" style:font-size-complex="16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normal" officeooo:rsid="005e9c50" officeooo:paragraph-rsid="005e9c50" style:font-size-asian="14pt" style:font-weight-asian="normal" style:font-size-complex="16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normal" officeooo:rsid="005ff542" officeooo:paragraph-rsid="005ff542" style:font-size-asian="14pt" style:font-weight-asian="normal" style:font-size-complex="16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normal" officeooo:rsid="0009c1a0" officeooo:paragraph-rsid="0009c1a0" style:font-size-asian="14pt" style:font-weight-asian="normal" style:font-size-complex="16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normal" officeooo:rsid="0073bd99" officeooo:paragraph-rsid="0073bd99" style:font-size-asian="14pt" style:font-weight-asian="normal" style:font-size-complex="16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normal" officeooo:rsid="00778168" officeooo:paragraph-rsid="00778168" style:font-size-asian="14pt" style:font-weight-asian="normal" style:font-size-complex="16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307cm"/>
        </style:tab-stops>
      </style:paragraph-properties>
      <style:text-properties style:font-name="Liberation Mono" fo:font-size="16pt" fo:language="ru" fo:country="RU" style:text-underline-style="none" fo:font-weight="normal" officeooo:rsid="0079804d" officeooo:paragraph-rsid="0079804d" style:font-size-asian="14pt" style:font-weight-asian="normal" style:font-size-complex="16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307cm"/>
        </style:tab-stops>
      </style:paragraph-properties>
      <style:text-properties style:font-name="Liberation Mono" fo:font-size="16pt" fo:language="ru" fo:country="RU" style:text-underline-style="none" fo:font-weight="normal" officeooo:rsid="007aa90e" officeooo:paragraph-rsid="007aa90e" style:font-size-asian="14pt" style:font-weight-asian="normal" style:font-size-complex="16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normal" officeooo:rsid="001bf727" officeooo:paragraph-rsid="001bf727" style:font-size-asian="16pt" style:font-weight-asian="normal" style:font-size-complex="16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normal" officeooo:rsid="001e3471" officeooo:paragraph-rsid="001bf727" style:font-size-asian="16pt" style:font-weight-asian="normal" style:font-size-complex="16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normal" officeooo:rsid="002744f6" officeooo:paragraph-rsid="002148c7" style:font-size-asian="16pt" style:font-weight-asian="normal" style:font-size-complex="16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normal" officeooo:rsid="0036c8c3" officeooo:paragraph-rsid="0032209e" style:font-size-asian="16pt" style:font-weight-asian="normal" style:font-size-complex="16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bold" officeooo:rsid="001bf727" officeooo:paragraph-rsid="001bf727" style:font-size-asian="16pt" style:font-weight-asian="bold" style:font-size-complex="16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bold" officeooo:rsid="002148c7" officeooo:paragraph-rsid="002148c7" style:font-size-asian="16pt" style:font-weight-asian="bold" style:font-size-complex="16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bold" officeooo:rsid="002148c7" officeooo:paragraph-rsid="002f34b0" style:font-size-asian="16pt" style:font-weight-asian="bold" style:font-size-complex="16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ru" fo:country="RU" style:text-underline-style="none" fo:font-weight="bold" officeooo:rsid="002148c7" officeooo:paragraph-rsid="0032209e" style:font-size-asian="16pt" style:font-weight-asian="bold" style:font-size-complex="16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en" fo:country="US" style:text-underline-style="none" fo:font-weight="normal" officeooo:rsid="0012eb26" officeooo:paragraph-rsid="0012eb26" style:font-size-asian="14pt" style:font-weight-asian="normal" style:font-size-complex="16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en" fo:country="US" style:text-underline-style="none" fo:font-weight="normal" officeooo:rsid="0073bd99" officeooo:paragraph-rsid="0073bd99" style:font-size-asian="14pt" style:font-weight-asian="normal" style:font-size-complex="16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6pt" fo:language="en" fo:country="US" style:text-underline-style="none" fo:font-weight="normal" officeooo:rsid="0019fc5d" officeooo:paragraph-rsid="001bf727" style:font-size-asian="16pt" style:font-weight-asian="normal" style:font-size-complex="16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Liberation Mono" fo:font-size="16pt" fo:language="ru" fo:country="RU" style:text-underline-style="none" fo:font-weight="normal" officeooo:rsid="00152327" officeooo:paragraph-rsid="00152327" style:font-size-asian="14pt" style:font-weight-asian="normal" style:font-size-complex="16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Liberation Mono" fo:font-size="16pt" fo:language="ru" fo:country="RU" style:text-underline-style="none" fo:font-weight="normal" officeooo:rsid="004dafa2" officeooo:paragraph-rsid="004dafa2" style:font-size-asian="14pt" style:font-weight-asian="normal" style:font-size-complex="16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Liberation Mono" fo:font-size="16pt" fo:language="ru" fo:country="RU" style:text-underline-style="none" fo:font-weight="normal" officeooo:rsid="0009c1a0" officeooo:paragraph-rsid="0009c1a0" style:font-size-asian="14pt" style:font-weight-asian="normal" style:font-size-complex="16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indent="6.001cm" style:auto-text-indent="false" style:page-number="auto" fo:break-before="page" fo:background-color="transparent"/>
      <style:text-properties style:font-name="Liberation Mono" fo:font-size="24pt" fo:language="ru" fo:country="RU" style:text-underline-style="none" fo:font-weight="bold" officeooo:rsid="00152327" officeooo:paragraph-rsid="00152327" style:font-size-asian="21pt" style:font-weight-asian="bold" style:font-size-complex="24pt" style:font-weight-complex="bold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indent="6.001cm" style:auto-text-indent="false" style:page-number="auto" fo:background-color="transparent">
        <style:tab-stops>
          <style:tab-stop style:position="3.307cm"/>
        </style:tab-stops>
      </style:paragraph-properties>
      <style:text-properties style:font-name="Liberation Mono" fo:font-size="16pt" fo:language="ru" fo:country="RU" style:text-underline-style="solid" style:text-underline-width="auto" style:text-underline-color="font-color" fo:font-weight="normal" officeooo:rsid="0079804d" officeooo:paragraph-rsid="0079804d" style:font-size-asian="14pt" style:font-weight-asian="normal" style:font-size-complex="16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indent="6.001cm" style:auto-text-indent="false" fo:background-color="transparent">
        <style:tab-stops>
          <style:tab-stop style:position="3.307cm"/>
        </style:tab-stops>
      </style:paragraph-properties>
      <style:text-properties style:font-name="Liberation Mono" fo:font-size="16pt" fo:language="ru" fo:country="RU" style:text-underline-style="solid" style:text-underline-width="auto" style:text-underline-color="font-color" fo:font-weight="normal" officeooo:rsid="0079804d" officeooo:paragraph-rsid="0079804d" style:font-size-asian="14pt" style:font-weight-asian="normal" style:font-size-complex="16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indent="5.001cm" style:auto-text-indent="false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05617b" officeooo:paragraph-rsid="0005617b" style:font-size-asian="14pt" style:font-weight-asian="normal" style:font-size-complex="16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indent="5.001cm" style:auto-text-indent="false" fo:background-color="transparent"/>
      <style:text-properties style:font-name="Liberation Mono" fo:font-size="16pt" fo:language="ru" fo:country="RU" style:text-underline-style="none" fo:font-weight="normal" officeooo:rsid="0005617b" officeooo:paragraph-rsid="0059a242" style:font-size-asian="14pt" style:font-weight-asian="normal" style:font-size-complex="16pt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indent="5.001cm" style:auto-text-indent="false" style:page-number="auto" fo:break-before="page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05617b" officeooo:paragraph-rsid="0059a242" style:font-size-asian="14pt" style:font-weight-asian="normal" style:font-size-complex="16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indent="5.001cm" style:auto-text-indent="false" fo:break-before="page" fo:background-color="transparent"/>
      <style:text-properties style:font-name="Liberation Mono" fo:font-size="16pt" fo:language="ru" fo:country="RU" style:text-underline-style="none" fo:font-weight="normal" officeooo:rsid="0005617b" officeooo:paragraph-rsid="0059a242" style:font-size-asian="14pt" style:font-weight-asian="normal" style:font-size-complex="16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indent="-0.101cm" style:auto-text-indent="false" fo:break-before="page" fo:background-color="transparent"/>
      <style:text-properties style:font-name="Liberation Mono" fo:font-size="16pt" fo:language="ru" fo:country="RU" style:text-underline-style="none" fo:font-weight="normal" officeooo:rsid="0005617b" officeooo:paragraph-rsid="0005617b" style:font-size-asian="14pt" style:font-weight-asian="normal" style:font-size-complex="16pt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indent="-0.101cm" style:auto-text-indent="false" style:page-number="auto" fo:background-color="transparent"/>
      <style:text-properties style:font-name="Liberation Mono" fo:font-size="16pt" fo:language="ru" fo:country="RU" style:text-underline-style="none" fo:font-weight="normal" officeooo:rsid="0005617b" officeooo:paragraph-rsid="0005617b" style:font-size-asian="14pt" style:font-weight-asian="normal" style:font-size-complex="16pt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indent="4.5cm" style:auto-text-indent="false" style:page-number="auto" fo:background-color="transparent"/>
      <style:text-properties style:font-name="Liberation Mono" fo:font-size="24pt" fo:language="ru" fo:country="RU" style:text-underline-style="none" fo:font-weight="bold" officeooo:rsid="00152327" officeooo:paragraph-rsid="00152327" style:font-size-asian="21pt" style:font-weight-asian="bold" style:font-size-complex="24pt" style:font-weight-complex="bold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indent="4.5cm" style:auto-text-indent="false" style:page-number="auto" fo:background-color="transparent"/>
      <style:text-properties style:font-name="Liberation Mono" fo:font-size="26pt" fo:language="ru" fo:country="RU" style:text-underline-style="none" fo:font-weight="bold" officeooo:rsid="004aa8dd" officeooo:paragraph-rsid="004aa8dd" style:font-size-asian="22.75pt" style:font-weight-asian="bold" style:font-size-complex="26pt" style:font-weight-complex="bold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indent="4.5cm" style:auto-text-indent="false" style:page-number="auto" fo:background-color="transparent"/>
      <style:text-properties style:font-name="Liberation Mono" fo:font-size="26pt" fo:language="ru" fo:country="RU" style:text-underline-style="none" fo:font-weight="bold" officeooo:rsid="005e9c50" officeooo:paragraph-rsid="005e9c50" style:font-size-asian="22.75pt" style:font-weight-asian="bold" style:font-size-complex="26pt" style:font-weight-complex="bold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indent="4.5cm" style:auto-text-indent="false" style:page-number="auto" fo:break-before="page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71f5af" officeooo:paragraph-rsid="0071f5af" style:font-size-asian="14pt" style:font-weight-asian="normal" style:font-size-complex="16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indent="4.5cm" style:auto-text-indent="false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71f5af" officeooo:paragraph-rsid="0071f5af" style:font-size-asian="14pt" style:font-weight-asian="normal" style:font-size-complex="16pt" style:font-weight-complex="normal"/>
    </style:style>
    <style:style style:name="P61" style:family="paragraph" style:parent-style-name="Table_20_Contents">
      <loext:graphic-properties draw:fill="solid" draw:fill-color="#e0c2cd" draw:opacity="100%"/>
      <style:paragraph-properties fo:background-color="#e0c2cd"/>
      <style:text-properties fo:color="#5eb91e" style:font-name="Liberation Mono" fo:font-size="14pt" fo:language="en" fo:country="US" officeooo:rsid="0009c1a0" officeooo:paragraph-rsid="0009c1a0" style:font-size-asian="12.25pt" style:font-size-complex="14pt"/>
    </style:style>
    <style:style style:name="P62" style:family="paragraph" style:parent-style-name="Table_20_Contents">
      <loext:graphic-properties draw:fill="solid" draw:fill-color="#e0c2cd" draw:opacity="100%"/>
      <style:paragraph-properties fo:background-color="#e0c2cd"/>
      <style:text-properties fo:color="#5eb91e" style:font-name="Liberation Mono" fo:font-size="14pt" fo:language="en" fo:country="US" officeooo:rsid="0009c1a0" officeooo:paragraph-rsid="00103df0" style:font-size-asian="12.25pt" style:font-size-complex="14pt"/>
    </style:style>
    <style:style style:name="P63" style:family="paragraph" style:parent-style-name="Table_20_Contents">
      <loext:graphic-properties draw:fill="solid" draw:fill-color="#e0c2cd" draw:opacity="100%"/>
      <style:paragraph-properties fo:background-color="#e0c2cd"/>
      <style:text-properties fo:color="#5eb91e" style:font-name="Liberation Mono" fo:font-size="14pt" fo:language="en" fo:country="US" officeooo:rsid="0009c1a0" officeooo:paragraph-rsid="000b5f48" style:font-size-asian="12.25pt" style:font-size-complex="14pt"/>
    </style:style>
    <style:style style:name="P64" style:family="paragraph" style:parent-style-name="Table_20_Contents">
      <loext:graphic-properties draw:fill="solid" draw:fill-color="#e0c2cd" draw:opacity="100%"/>
      <style:paragraph-properties fo:background-color="#e0c2cd"/>
      <style:text-properties fo:color="#5eb91e" style:font-name="Liberation Mono" fo:font-size="14pt" fo:language="en" fo:country="US" officeooo:rsid="000b5f48" officeooo:paragraph-rsid="000b5f48" style:font-size-asian="12.25pt" style:font-size-complex="14pt"/>
    </style:style>
    <style:style style:name="P65" style:family="paragraph" style:parent-style-name="Table_20_Contents">
      <loext:graphic-properties draw:fill="solid" draw:fill-color="#e0c2cd" draw:opacity="100%"/>
      <style:paragraph-properties fo:background-color="#e0c2cd"/>
      <style:text-properties fo:color="#5eb91e" style:font-name="Liberation Mono" fo:font-size="14pt" fo:language="en" fo:country="US" officeooo:rsid="000b5f48" officeooo:paragraph-rsid="00103df0" style:font-size-asian="12.25pt" style:font-size-complex="14pt"/>
    </style:style>
    <style:style style:name="P66" style:family="paragraph" style:parent-style-name="Table_20_Contents">
      <loext:graphic-properties draw:fill="solid" draw:fill-color="#e0c2cd" draw:opacity="100%"/>
      <style:paragraph-properties fo:background-color="#e0c2cd"/>
      <style:text-properties fo:color="#5eb91e" style:font-name="Liberation Mono" fo:font-size="14pt" fo:language="en" fo:country="US" officeooo:rsid="000b5f48" officeooo:paragraph-rsid="0023135b" style:font-size-asian="12.25pt" style:font-size-complex="14pt"/>
    </style:style>
    <style:style style:name="P67" style:family="paragraph" style:parent-style-name="Table_20_Contents">
      <loext:graphic-properties draw:fill="solid" draw:fill-color="#e0c2cd" draw:opacity="100%"/>
      <style:paragraph-properties fo:background-color="#e0c2cd"/>
      <style:text-properties fo:color="#5eb91e" style:font-name="Liberation Mono" fo:font-size="14pt" fo:language="en" fo:country="US" officeooo:rsid="000b9b2e" officeooo:paragraph-rsid="0023135b" style:font-size-asian="12.25pt" style:font-size-complex="14pt"/>
    </style:style>
    <style:style style:name="P68" style:family="paragraph" style:parent-style-name="Table_20_Contents">
      <loext:graphic-properties draw:fill="solid" draw:fill-color="#e0c2cd" draw:opacity="100%"/>
      <style:paragraph-properties fo:background-color="#e0c2cd"/>
      <style:text-properties fo:color="#5eb91e" style:font-name="Liberation Mono" fo:font-size="14pt" fo:language="en" fo:country="US" officeooo:rsid="000c7ea3" officeooo:paragraph-rsid="00103df0" style:font-size-asian="12.25pt" style:font-size-complex="14pt"/>
    </style:style>
    <style:style style:name="P69" style:family="paragraph" style:parent-style-name="Table_20_Contents">
      <loext:graphic-properties draw:fill="solid" draw:fill-color="#e0c2cd" draw:opacity="100%"/>
      <style:paragraph-properties fo:background-color="#e0c2cd"/>
      <style:text-properties fo:color="#5eb91e" style:font-name="Liberation Mono" fo:font-size="14pt" fo:language="en" fo:country="US" officeooo:rsid="006424ea" officeooo:paragraph-rsid="006424ea" style:font-size-asian="12.25pt" style:font-size-complex="14pt"/>
    </style:style>
    <style:style style:name="P70" style:family="paragraph" style:parent-style-name="Table_20_Contents">
      <loext:graphic-properties draw:fill="solid" draw:fill-color="#e0c2cd" draw:opacity="100%"/>
      <style:paragraph-properties fo:background-color="#e0c2cd"/>
      <style:text-properties fo:color="#5eb91e" style:font-name="Liberation Mono" fo:font-size="14pt" fo:language="en" fo:country="US" officeooo:rsid="006a2197" officeooo:paragraph-rsid="006a2197" style:font-size-asian="12.25pt" style:font-size-complex="14pt"/>
    </style:style>
    <style:style style:name="P71" style:family="paragraph" style:parent-style-name="Table_20_Contents">
      <loext:graphic-properties draw:fill="solid" draw:fill-color="#e0c2cd" draw:opacity="100%"/>
      <style:paragraph-properties fo:background-color="#e0c2cd"/>
      <style:text-properties fo:color="#5eb91e" style:font-name="Liberation Mono" fo:font-size="14pt" fo:language="en" fo:country="US" officeooo:rsid="006dbe7a" officeooo:paragraph-rsid="006dbe7a" style:font-size-asian="12.25pt" style:font-size-complex="14pt"/>
    </style:style>
    <style:style style:name="P72" style:family="paragraph" style:parent-style-name="Table_20_Contents">
      <loext:graphic-properties draw:fill="solid" draw:fill-color="#e0c2cd" draw:opacity="100%"/>
      <style:paragraph-properties fo:background-color="#e0c2cd"/>
      <style:text-properties fo:color="#5eb91e" style:font-name="Liberation Mono" fo:font-size="14pt" fo:language="en" fo:country="US" officeooo:rsid="00704022" officeooo:paragraph-rsid="00704022" style:font-size-asian="12.25pt" style:font-size-complex="14pt"/>
    </style:style>
    <style:style style:name="P73" style:family="paragraph" style:parent-style-name="Table_20_Contents">
      <style:text-properties style:font-name="Liberation Mono" fo:font-size="16pt" officeooo:rsid="006e4a28" officeooo:paragraph-rsid="006e4a28" style:font-size-asian="14pt" style:font-size-complex="16pt"/>
    </style:style>
    <style:style style:name="P74" style:family="paragraph" style:parent-style-name="Table_20_Contents">
      <style:text-properties style:font-name="Liberation Mono" fo:font-size="16pt" officeooo:rsid="006c9aba" officeooo:paragraph-rsid="006c9aba" style:font-size-asian="14pt" style:font-size-complex="16pt"/>
    </style:style>
    <style:style style:name="P75" style:family="paragraph" style:parent-style-name="Table_20_Contents">
      <style:text-properties style:font-name="Liberation Mono" fo:font-size="16pt" officeooo:rsid="0080465c" officeooo:paragraph-rsid="0080465c" style:font-size-asian="14pt" style:font-size-complex="16pt"/>
    </style:style>
    <style:style style:name="P76" style:family="paragraph" style:parent-style-name="Table_20_Contents">
      <style:text-properties style:font-name="Liberation Mono" fo:font-size="16pt" fo:language="ru" fo:country="RU" officeooo:rsid="006c9aba" officeooo:paragraph-rsid="006c9aba" style:font-size-asian="14pt" style:font-size-complex="16pt"/>
    </style:style>
    <style:style style:name="P77" style:family="paragraph" style:parent-style-name="Table_20_Contents">
      <style:text-properties style:font-name="Liberation Mono" fo:font-size="16pt" fo:language="ru" fo:country="RU" officeooo:rsid="006e4a28" officeooo:paragraph-rsid="006e4a28" style:font-size-asian="14pt" style:font-size-complex="16pt"/>
    </style:style>
    <style:style style:name="P78" style:family="paragraph" style:parent-style-name="Table_20_Contents">
      <style:text-properties style:font-name="Liberation Mono" fo:font-size="16pt" fo:language="ru" fo:country="RU" officeooo:rsid="0080465c" officeooo:paragraph-rsid="0080465c" style:font-size-asian="14pt" style:font-size-complex="16pt"/>
    </style:style>
    <style:style style:name="P79" style:family="paragraph" style:parent-style-name="Table_20_Contents">
      <style:paragraph-properties fo:text-align="center" style:justify-single-word="false"/>
      <style:text-properties style:font-name="Liberation Mono" fo:font-size="16pt" fo:language="en" fo:country="US" officeooo:rsid="006c9aba" officeooo:paragraph-rsid="006c9aba" style:font-size-asian="14pt" style:font-size-complex="16pt"/>
    </style:style>
    <style:style style:name="P80" style:family="paragraph" style:parent-style-name="Standard" style:master-page-name="">
      <loext:graphic-properties draw:fill="none"/>
      <style:paragraph-properties fo:margin-left="0cm" fo:margin-right="0cm" fo:text-indent="6.399cm" style:auto-text-indent="false" style:page-number="auto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152327" officeooo:paragraph-rsid="00152327" style:font-size-asian="14pt" style:font-weight-asian="normal" style:font-size-complex="16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indent="6.399cm" style:auto-text-indent="false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152327" officeooo:paragraph-rsid="00152327" style:font-size-asian="14pt" style:font-weight-asian="normal" style:font-size-complex="16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cm" fo:margin-right="0cm" fo:text-indent="4.701cm" style:auto-text-indent="false" style:page-number="auto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19fc5d" officeooo:paragraph-rsid="0019fc5d" style:font-size-asian="14pt" style:font-weight-asian="normal" style:font-size-complex="16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indent="4.701cm" style:auto-text-indent="false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19fc5d" officeooo:paragraph-rsid="0019fc5d" style:font-size-asian="14pt" style:font-weight-asian="normal" style:font-size-complex="16pt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cm" fo:margin-right="0cm" fo:text-indent="3cm" style:auto-text-indent="false" style:page-number="auto" fo:background-color="transparent"/>
      <style:text-properties style:font-name="Liberation Mono" fo:font-size="26pt" fo:language="ru" fo:country="RU" style:text-underline-style="none" fo:font-weight="bold" officeooo:rsid="003c8495" officeooo:paragraph-rsid="003c8495" style:font-size-asian="22.75pt" style:font-weight-asian="bold" style:font-size-complex="26pt" style:font-weight-complex="bold"/>
    </style:style>
    <style:style style:name="P85" style:family="paragraph" style:parent-style-name="Standard" style:master-page-name="">
      <loext:graphic-properties draw:fill="none"/>
      <style:paragraph-properties fo:margin-left="0cm" fo:margin-right="0cm" fo:text-indent="6.301cm" style:auto-text-indent="false" style:page-number="auto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3c8495" officeooo:paragraph-rsid="003c8495" style:font-size-asian="14pt" style:font-weight-asian="normal" style:font-size-complex="16pt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indent="6.6cm" style:auto-text-indent="false" style:page-number="auto" fo:break-before="page" fo:background-color="transparent"/>
      <style:text-properties style:font-name="Liberation Mono" fo:font-size="26pt" fo:language="ru" fo:country="RU" style:text-underline-style="none" fo:font-weight="bold" officeooo:rsid="004aa8dd" officeooo:paragraph-rsid="004aa8dd" style:font-size-asian="22.75pt" style:font-weight-asian="bold" style:font-size-complex="26pt" style:font-weight-complex="bold"/>
    </style:style>
    <style:style style:name="P87" style:family="paragraph" style:parent-style-name="Standard" style:master-page-name="">
      <loext:graphic-properties draw:fill="none"/>
      <style:paragraph-properties fo:margin-left="0cm" fo:margin-right="0cm" fo:text-indent="6.5cm" style:auto-text-indent="false" style:page-number="auto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4aa8dd" officeooo:paragraph-rsid="004aa8dd" style:font-size-asian="14pt" style:font-weight-asian="normal" style:font-size-complex="16pt" style:font-weight-complex="normal"/>
    </style:style>
    <style:style style:name="P88" style:family="paragraph" style:parent-style-name="Standard" style:master-page-name="">
      <loext:graphic-properties draw:fill="none"/>
      <style:paragraph-properties fo:margin-left="0cm" fo:margin-right="0cm" fo:text-indent="6.5cm" style:auto-text-indent="false" style:page-number="auto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5e9c50" officeooo:paragraph-rsid="005e9c50" style:font-size-asian="14pt" style:font-weight-asian="normal" style:font-size-complex="16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indent="6.5cm" style:auto-text-indent="false" fo:background-color="transparent"/>
      <style:text-properties style:font-name="Liberation Mono" fo:font-size="16pt" fo:language="ru" fo:country="RU" style:text-underline-style="solid" style:text-underline-width="auto" style:text-underline-color="font-color" fo:font-weight="normal" officeooo:rsid="004aa8dd" officeooo:paragraph-rsid="004aa8dd" style:font-size-asian="14pt" style:font-weight-asian="normal" style:font-size-complex="16pt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0cm" fo:margin-right="0cm" fo:text-indent="5.8cm" style:auto-text-indent="false" style:page-number="auto" fo:break-before="page" fo:background-color="transparent"/>
      <style:text-properties style:font-name="Liberation Mono" fo:font-size="26pt" fo:language="ru" fo:country="RU" style:text-underline-style="none" fo:font-weight="bold" officeooo:rsid="005e9c50" officeooo:paragraph-rsid="005e9c50" style:font-size-asian="22.75pt" style:font-weight-asian="bold" style:font-size-complex="26pt" style:font-weight-complex="bold"/>
    </style:style>
    <style:style style:name="P91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style:font-name="Liberation Mono" fo:font-size="26pt" fo:language="ru" fo:country="RU" style:text-underline-style="none" fo:font-weight="bold" officeooo:rsid="0079804d" officeooo:paragraph-rsid="0079804d" style:font-size-asian="22.75pt" style:font-weight-asian="bold" style:font-size-complex="26pt" style:font-weight-complex="bold"/>
    </style:style>
    <style:style style:name="P92" style:family="paragraph" style:parent-style-name="Table_20_Contents">
      <loext:graphic-properties draw:fill="solid" draw:fill-color="#e0c2cd" draw:opacity="100%"/>
      <style:paragraph-properties fo:background-color="#e0c2cd"/>
      <style:text-properties fo:color="#5eb91e" style:font-name="Liberation Mono" fo:font-size="14pt" fo:language="en" fo:country="US" officeooo:rsid="000b5f48" officeooo:paragraph-rsid="0087d0fc" style:font-size-asian="12.25pt" style:font-size-complex="14pt"/>
    </style:style>
    <style:style style:name="P93" style:family="paragraph">
      <style:paragraph-properties fo:text-align="center"/>
    </style:style>
    <style:style style:name="P94" style:family="paragraph">
      <loext:graphic-properties draw:fill-color="#dee6ef"/>
      <style:paragraph-properties fo:text-align="center"/>
      <style:text-properties style:font-name="Liberation Mono" fo:font-size="16pt" style:font-size-asian="16pt" style:font-size-complex="16pt"/>
    </style:style>
    <style:style style:name="P95" style:family="paragraph">
      <style:paragraph-properties fo:text-align="start"/>
    </style:style>
    <style:style style:name="P9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7" style:family="paragraph">
      <loext:graphic-properties draw:fill-color="#dee6ef"/>
      <style:paragraph-properties fo:text-align="start"/>
      <style:text-properties style:font-name="Liberation Mono" fo:font-size="16pt" style:font-size-asian="16pt" style:font-size-complex="16pt"/>
    </style:style>
    <style:style style:name="P98" style:family="paragraph">
      <style:paragraph-properties fo:margin-left="0cm" fo:margin-right="0cm" fo:margin-top="0.201cm" fo:margin-bottom="0.2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9" style:family="paragraph">
      <loext:graphic-properties draw:fill-color="#dee6ef"/>
      <style:paragraph-properties fo:margin-left="0cm" fo:margin-right="0cm" fo:margin-top="0.201cm" fo:margin-bottom="0.2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Liberation Mono" fo:font-size="16pt" style:font-size-asian="16pt" style:font-size-complex="16pt" fo:hyphenate="false"/>
    </style:style>
    <style:style style:name="P100" style:family="paragraph">
      <loext:graphic-properties draw:fill-color="#dee6ef"/>
      <style:paragraph-properties fo:margin-left="0cm" fo:margin-right="0cm" fo:margin-top="0.201cm" fo:margin-bottom="0.2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Liberation Mono" fo:font-size="16pt" style:text-underline-style="solid" style:text-underline-width="auto" style:text-underline-color="font-color" style:font-size-asian="16pt" style:font-size-complex="16pt" fo:hyphenate="false"/>
    </style:style>
    <style:style style:name="P101" style:family="paragraph">
      <loext:graphic-properties draw:fill-color="#dee6ef"/>
      <style:paragraph-properties fo:text-align="center"/>
      <style:text-properties style:font-name="Liberation Mono" fo:font-size="16pt" style:text-underline-style="solid" style:text-underline-width="auto" style:text-underline-color="font-color" style:font-size-asian="16pt" style:font-size-complex="16pt"/>
    </style:style>
    <style:style style:name="P102" style:family="paragraph">
      <loext:graphic-properties draw:fill-color="#dee6ef"/>
      <style:paragraph-properties fo:text-align="start"/>
      <style:text-properties style:font-name="Liberation Mono" fo:font-size="16pt" style:text-underline-style="solid" style:text-underline-width="auto" style:text-underline-color="font-color" style:font-size-asian="16pt" style:font-size-complex="16pt"/>
    </style:style>
    <style:style style:name="P10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4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16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5" style:family="paragraph">
      <loext:graphic-properties draw:fill-color="#dee6ef"/>
      <style:text-properties style:font-name="Liberation Mono"/>
    </style:style>
    <style:style style:name="P106" style:family="paragraph">
      <loext:graphic-properties draw:fill-color="#dee6ef"/>
      <style:paragraph-properties fo:text-align="center"/>
      <style:text-properties style:font-name="Liberation Mono"/>
    </style:style>
    <style:style style:name="P107" style:family="paragraph">
      <loext:graphic-properties draw:fill-color="#dee6ef"/>
      <style:paragraph-properties fo:text-align="center"/>
      <style:text-properties style:font-name="Liberation Mono" style:text-underline-style="solid" style:text-underline-width="auto" style:text-underline-color="font-color"/>
    </style:style>
    <style:style style:name="P108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Liberation Mono" style:text-underline-style="solid" style:text-underline-width="auto" style:text-underline-color="font-color" fo:hyphenate="false"/>
    </style:style>
    <style:style style:name="P109" style:family="paragraph">
      <style:paragraph-properties fo:text-align="center"/>
      <style:text-properties fo:font-size="12pt"/>
    </style:style>
    <style:style style:name="P110" style:family="paragraph">
      <loext:graphic-properties draw:fill-color="#dee6ef"/>
      <style:paragraph-properties fo:text-align="center"/>
      <style:text-properties style:font-name="Liberation Mono" fo:font-size="15pt" style:font-size-asian="15pt" style:font-size-complex="15pt"/>
    </style:style>
    <style:style style:name="P111" style:family="paragraph">
      <loext:graphic-properties draw:fill-color="#dee6ef"/>
      <style:paragraph-properties fo:text-align="center"/>
      <style:text-properties style:font-name="Liberation Mono" fo:font-size="15pt" style:text-underline-style="solid" style:text-underline-width="auto" style:text-underline-color="font-color" style:font-size-asian="15pt" style:font-size-complex="15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1ccaf9" style:font-weight-asian="normal" style:font-weight-complex="normal"/>
    </style:style>
    <style:style style:name="T4" style:family="text">
      <style:text-properties fo:language="en" fo:country="US" fo:font-weight="normal" officeooo:rsid="002744f6" style:font-weight-asian="normal" style:font-weight-complex="normal"/>
    </style:style>
    <style:style style:name="T5" style:family="text">
      <style:text-properties fo:language="en" fo:country="US" fo:font-weight="normal" officeooo:rsid="0029bb2a" style:font-weight-asian="normal" style:font-weight-complex="normal"/>
    </style:style>
    <style:style style:name="T6" style:family="text">
      <style:text-properties fo:language="en" fo:country="US" fo:font-weight="normal" officeooo:rsid="0029c341" style:font-weight-asian="normal" style:font-weight-complex="normal"/>
    </style:style>
    <style:style style:name="T7" style:family="text">
      <style:text-properties fo:language="en" fo:country="US" fo:font-weight="normal" officeooo:rsid="002a7d03" style:font-weight-asian="normal" style:font-weight-complex="normal"/>
    </style:style>
    <style:style style:name="T8" style:family="text">
      <style:text-properties fo:language="en" fo:country="US" fo:font-weight="normal" officeooo:rsid="002d3c79" style:font-weight-asian="normal" style:font-weight-complex="normal"/>
    </style:style>
    <style:style style:name="T9" style:family="text">
      <style:text-properties fo:language="en" fo:country="US" fo:font-weight="normal" officeooo:rsid="002f34b0" style:font-weight-asian="normal" style:font-weight-complex="normal"/>
    </style:style>
    <style:style style:name="T10" style:family="text">
      <style:text-properties fo:language="en" fo:country="US" fo:font-weight="normal" officeooo:rsid="002f6c42" style:font-weight-asian="normal" style:font-weight-complex="normal"/>
    </style:style>
    <style:style style:name="T11" style:family="text">
      <style:text-properties fo:language="en" fo:country="US" fo:font-weight="normal" officeooo:rsid="0032209e" style:font-weight-asian="normal" style:font-weight-complex="normal"/>
    </style:style>
    <style:style style:name="T12" style:family="text">
      <style:text-properties fo:language="en" fo:country="US" fo:font-weight="normal" officeooo:rsid="003307f8" style:font-weight-asian="normal" style:font-weight-complex="normal"/>
    </style:style>
    <style:style style:name="T13" style:family="text">
      <style:text-properties fo:language="en" fo:country="US" fo:font-weight="normal" officeooo:rsid="003432f9" style:font-weight-asian="normal" style:font-weight-complex="normal"/>
    </style:style>
    <style:style style:name="T14" style:family="text">
      <style:text-properties fo:language="en" fo:country="US" fo:font-weight="normal" officeooo:rsid="0035090b" style:font-weight-asian="normal" style:font-weight-complex="normal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0b9b2e"/>
    </style:style>
    <style:style style:name="T17" style:family="text">
      <style:text-properties fo:language="ru" fo:country="RU" officeooo:rsid="000c7ea3"/>
    </style:style>
    <style:style style:name="T18" style:family="text">
      <style:text-properties fo:language="ru" fo:country="RU" officeooo:rsid="00438ad9"/>
    </style:style>
    <style:style style:name="T19" style:family="text">
      <style:text-properties officeooo:rsid="0004a5c7"/>
    </style:style>
    <style:style style:name="T20" style:family="text">
      <style:text-properties officeooo:rsid="000800a9"/>
    </style:style>
    <style:style style:name="T21" style:family="text">
      <style:text-properties officeooo:rsid="000b5f48"/>
    </style:style>
    <style:style style:name="T22" style:family="text">
      <style:text-properties officeooo:rsid="000b9b2e"/>
    </style:style>
    <style:style style:name="T23" style:family="text">
      <style:text-properties officeooo:rsid="000c7ea3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ccaf9" style:font-weight-asian="normal" style:font-weight-complex="normal"/>
    </style:style>
    <style:style style:name="T26" style:family="text">
      <style:text-properties fo:font-weight="normal" officeooo:rsid="001e3471" style:font-weight-asian="normal" style:font-weight-complex="normal"/>
    </style:style>
    <style:style style:name="T27" style:family="text">
      <style:text-properties fo:font-weight="normal" officeooo:rsid="00272cda" style:font-weight-asian="normal" style:font-weight-complex="normal"/>
    </style:style>
    <style:style style:name="T28" style:family="text">
      <style:text-properties fo:font-weight="normal" officeooo:rsid="002744f6" style:font-weight-asian="normal" style:font-weight-complex="normal"/>
    </style:style>
    <style:style style:name="T29" style:family="text">
      <style:text-properties fo:font-weight="normal" officeooo:rsid="0028c033" style:font-weight-asian="normal" style:font-weight-complex="normal"/>
    </style:style>
    <style:style style:name="T30" style:family="text">
      <style:text-properties fo:font-weight="normal" officeooo:rsid="0029bb2a" style:font-weight-asian="normal" style:font-weight-complex="normal"/>
    </style:style>
    <style:style style:name="T31" style:family="text">
      <style:text-properties fo:font-weight="normal" officeooo:rsid="0029c341" style:font-weight-asian="normal" style:font-weight-complex="normal"/>
    </style:style>
    <style:style style:name="T32" style:family="text">
      <style:text-properties fo:font-weight="normal" officeooo:rsid="002bb1e7" style:font-weight-asian="normal" style:font-weight-complex="normal"/>
    </style:style>
    <style:style style:name="T33" style:family="text">
      <style:text-properties fo:font-weight="normal" officeooo:rsid="002d3c79" style:font-weight-asian="normal" style:font-weight-complex="normal"/>
    </style:style>
    <style:style style:name="T34" style:family="text">
      <style:text-properties fo:font-weight="normal" officeooo:rsid="002f34b0" style:font-weight-asian="normal" style:font-weight-complex="normal"/>
    </style:style>
    <style:style style:name="T35" style:family="text">
      <style:text-properties fo:font-weight="normal" officeooo:rsid="002f6c42" style:font-weight-asian="normal" style:font-weight-complex="normal"/>
    </style:style>
    <style:style style:name="T36" style:family="text">
      <style:text-properties fo:font-weight="normal" officeooo:rsid="0030323e" style:font-weight-asian="normal" style:font-weight-complex="normal"/>
    </style:style>
    <style:style style:name="T37" style:family="text">
      <style:text-properties fo:font-weight="normal" officeooo:rsid="0032209e" style:font-weight-asian="normal" style:font-weight-complex="normal"/>
    </style:style>
    <style:style style:name="T38" style:family="text">
      <style:text-properties fo:font-weight="normal" officeooo:rsid="003307f8" style:font-weight-asian="normal" style:font-weight-complex="normal"/>
    </style:style>
    <style:style style:name="T39" style:family="text">
      <style:text-properties fo:font-weight="normal" officeooo:rsid="003432f9" style:font-weight-asian="normal" style:font-weight-complex="normal"/>
    </style:style>
    <style:style style:name="T40" style:family="text">
      <style:text-properties fo:font-weight="normal" officeooo:rsid="0035090b" style:font-weight-asian="normal" style:font-weight-complex="normal"/>
    </style:style>
    <style:style style:name="T41" style:family="text">
      <style:text-properties fo:font-weight="normal" officeooo:rsid="0036c8c3" style:font-weight-asian="normal" style:font-weight-complex="normal"/>
    </style:style>
    <style:style style:name="T42" style:family="text">
      <style:text-properties officeooo:rsid="00438ad9"/>
    </style:style>
    <style:style style:name="T43" style:family="text">
      <style:text-properties officeooo:rsid="004c64f7"/>
    </style:style>
    <style:style style:name="T44" style:family="text">
      <style:text-properties officeooo:rsid="0066b23e"/>
    </style:style>
    <style:style style:name="T45" style:family="text">
      <style:text-properties officeooo:rsid="006a412d"/>
    </style:style>
    <style:style style:name="T46" style:family="text">
      <style:text-properties officeooo:rsid="006ea443"/>
    </style:style>
    <style:style style:name="T47" style:family="text">
      <style:text-properties style:font-name="Liberation Mono" fo:font-size="16pt" style:font-size-asian="16pt" style:font-size-complex="16pt"/>
    </style:style>
    <style:style style:name="T48" style:family="text">
      <style:text-properties style:font-name="Liberation Mono" fo:font-size="16pt" fo:language="ru" fo:country="RU" style:font-size-asian="16pt" style:font-size-complex="16pt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style:font-name="Liberation Mono" fo:font-size="16pt" style:text-underline-style="solid" style:text-underline-width="auto" style:text-underline-color="font-color" style:font-size-asian="16pt" style:font-size-complex="16pt"/>
    </style:style>
    <style:style style:name="T51" style:family="text">
      <style:text-properties style:font-name="Liberation Mono" fo:font-size="16pt" style:text-underline-style="none" style:font-size-asian="16pt" style:font-size-complex="16pt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16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style:font-name="Liberation Mono" fo:font-size="16pt" style:font-size-asian="14pt" style:font-size-complex="16pt"/>
    </style:style>
    <style:style style:name="T54" style:family="text">
      <style:text-properties style:font-name="Liberation Mono" fo:font-size="16pt" style:text-underline-style="solid" style:text-underline-width="auto" style:text-underline-color="font-color" style:font-size-asian="14pt" style:font-size-complex="16pt"/>
    </style:style>
    <style:style style:name="T55" style:family="text">
      <style:text-properties style:font-name="Liberation Mono" fo:font-size="16pt" style:text-underline-style="none" style:font-size-asian="14pt" style:font-size-complex="16pt"/>
    </style:style>
    <style:style style:name="T56" style:family="text">
      <style:text-properties style:text-line-through-style="none" style:text-line-through-type="none" style:font-name="Liberation Mono" fo:font-size="16pt" style:text-underline-style="none" style:font-size-asian="14pt" style:font-size-complex="16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4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style:font-name="Liberation Mono" fo:font-size="16pt" fo:language="ru" fo:country="RU" style:font-size-asian="14pt" style:font-size-complex="16pt"/>
    </style:style>
    <style:style style:name="T59" style:family="text">
      <style:text-properties fo:font-variant="normal" fo:text-transform="none" fo:color="#5eb91e" style:text-outline="false" style:text-line-through-style="none" style:text-line-through-type="none" style:text-position="0% 100%" style:font-name="Liberation Mono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fill-color="#dee6ef" draw:textarea-horizontal-align="justify" draw:textarea-vertical-align="middle" draw:auto-grow-height="false" fo:min-height="2.117cm" fo:min-width="5.106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dee6ef" draw:textarea-horizontal-align="justify" draw:textarea-vertical-align="middle" draw:auto-grow-height="false" fo:min-height="3.334cm" fo:min-width="8.8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cm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dee6ef" draw:textarea-horizontal-align="justify" draw:textarea-vertical-align="middle" draw:auto-grow-height="false" fo:min-height="2.725cm" fo:min-width="18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dee6ef" draw:textarea-horizontal-align="justify" draw:textarea-vertical-align="top" draw:auto-grow-height="false" fo:min-height="2.205cm" fo:min-width="18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dee6ef" draw:textarea-horizontal-align="justify" draw:textarea-vertical-align="middle" draw:auto-grow-height="false" fo:min-height="2.699cm" fo:min-width="12.4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dee6ef" draw:textarea-horizontal-align="justify" draw:textarea-vertical-align="middle" draw:auto-grow-height="false" fo:min-height="1.879cm" fo:min-width="8.3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dee6ef" draw:textarea-horizontal-align="justify" draw:textarea-vertical-align="middle" draw:auto-grow-height="false" fo:min-height="4.313cm" fo:min-width="8.3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dee6ef" draw:textarea-horizontal-align="justify" draw:textarea-vertical-align="middle" draw:auto-grow-height="false" fo:min-height="4.26cm" fo:min-width="8.3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dee6ef" draw:textarea-horizontal-align="justify" draw:textarea-vertical-align="middle" draw:auto-grow-height="false" fo:min-height="1.879cm" fo:min-width="9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dee6ef" draw:textarea-horizontal-align="justify" draw:textarea-vertical-align="middle" draw:auto-grow-height="false" fo:min-height="1.058cm" fo:min-width="17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dee6ef" draw:textarea-horizontal-align="justify" draw:textarea-vertical-align="middle" draw:auto-grow-height="false" fo:min-height="1.062cm" fo:min-width="7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dee6ef" draw:textarea-horizontal-align="justify" draw:textarea-vertical-align="middle" draw:auto-grow-height="false" fo:min-height="2.778cm" fo:min-width="7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dee6ef" draw:textarea-horizontal-align="justify" draw:textarea-vertical-align="top" draw:auto-grow-height="false" fo:min-height="4.048cm" fo:min-width="7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dee6ef" draw:textarea-horizontal-align="justify" draw:textarea-vertical-align="top" draw:auto-grow-height="false" fo:min-height="5.242cm" fo:min-width="7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dee6ef" draw:textarea-horizontal-align="justify" draw:textarea-vertical-align="top" draw:auto-grow-height="false" fo:min-height="4.101cm" fo:min-width="6.9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dee6ef" draw:textarea-horizontal-align="justify" draw:textarea-vertical-align="middle" draw:auto-grow-height="false" fo:min-height="1.826cm" fo:min-width="10.9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dee6ef" draw:textarea-horizontal-align="justify" draw:textarea-vertical-align="middle" draw:auto-grow-height="false" fo:min-height="1.826cm" fo:min-width="7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dee6ef" draw:textarea-horizontal-align="justify" draw:textarea-vertical-align="middle" draw:auto-grow-height="false" fo:min-height="1.826cm" fo:min-width="13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dee6ef" draw:textarea-horizontal-align="justify" draw:textarea-vertical-align="middle" draw:auto-grow-height="false" fo:min-height="4.392cm" fo:min-width="15.2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dee6ef" draw:textarea-horizontal-align="justify" draw:textarea-vertical-align="middle" draw:auto-grow-height="false" fo:min-height="6.985cm" fo:min-width="15.2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dee6ef" draw:textarea-horizontal-align="justify" draw:textarea-vertical-align="middle" draw:auto-grow-height="false" fo:min-height="1.905cm" fo:min-width="8.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dee6ef" draw:textarea-horizontal-align="justify" draw:textarea-vertical-align="middle" draw:auto-grow-height="false" fo:min-height="1.64cm" fo:min-width="7.1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dee6ef" draw:textarea-horizontal-align="justify" draw:textarea-vertical-align="middle" draw:auto-grow-height="false" fo:min-height="1.64cm" fo:min-width="8.9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dee6ef" draw:textarea-horizontal-align="justify" draw:textarea-vertical-align="top" draw:auto-grow-height="false" fo:min-height="6.72cm" fo:min-width="16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dee6ef" draw:textarea-horizontal-align="justify" draw:textarea-vertical-align="top" draw:auto-grow-height="false" fo:min-height="3.182cm" fo:min-width="16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dee6ef" draw:textarea-horizontal-align="justify" draw:textarea-vertical-align="top" draw:auto-grow-height="false" fo:min-height="5.297cm" fo:min-width="18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dee6ef" draw:textarea-horizontal-align="justify" draw:textarea-vertical-align="top" draw:auto-grow-height="false" fo:min-height="3.182cm" fo:min-width="17.9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dee6ef" draw:textarea-horizontal-align="justify" draw:textarea-vertical-align="middle" draw:auto-grow-height="false" fo:min-height="1.746cm" fo:min-width="5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dee6ef" draw:textarea-horizontal-align="justify" draw:textarea-vertical-align="middle" draw:auto-grow-height="false" fo:min-height="2.566cm" fo:min-width="17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-color="#dee6ef" draw:textarea-horizontal-align="justify" draw:textarea-vertical-align="middle" draw:auto-grow-height="false" fo:min-height="3.678cm" fo:min-width="17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fill-color="#dee6ef" draw:textarea-horizontal-align="justify" draw:textarea-vertical-align="middle" draw:auto-grow-height="false" fo:min-height="5.186cm" fo:min-width="17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-color="#dee6ef" draw:textarea-horizontal-align="justify" draw:textarea-vertical-align="middle" draw:auto-grow-height="false" fo:min-height="1.72cm" fo:min-width="8.7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fill-color="#dee6ef" draw:textarea-horizontal-align="justify" draw:textarea-vertical-align="top" draw:auto-grow-height="false" fo:min-height="5.212cm" fo:min-width="18.3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fill-color="#dee6ef" draw:textarea-horizontal-align="justify" draw:textarea-vertical-align="top" draw:auto-grow-height="false" fo:min-height="4.124cm" fo:min-width="18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fill-color="#dee6ef" draw:textarea-horizontal-align="justify" draw:textarea-vertical-align="top" draw:auto-grow-height="false" fo:min-height="3.863cm" fo:min-width="17.9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fill-color="#dee6ef" draw:textarea-horizontal-align="justify" draw:textarea-vertical-align="top" draw:auto-grow-height="false" fo:min-height="2.355cm" fo:min-width="18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fill-color="#dee6ef" draw:textarea-horizontal-align="justify" draw:textarea-vertical-align="top" draw:auto-grow-height="false" fo:min-height="5.191cm" fo:min-width="17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fill-color="#dee6ef" draw:textarea-horizontal-align="justify" draw:textarea-vertical-align="middle" draw:auto-grow-height="false" fo:min-height="2.064cm" fo:min-width="4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fill-color="#dee6ef" draw:textarea-horizontal-align="justify" draw:textarea-vertical-align="top" draw:auto-grow-height="false" fo:min-height="4.657cm" fo:min-width="15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fill-color="#dee6ef" draw:textarea-horizontal-align="justify" draw:textarea-vertical-align="top" draw:auto-grow-height="false" fo:min-height="2.672cm" fo:min-width="15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Плагин <text:span text:style-name="T1">GUID</text:span></text:p>
      <text:p text:style-name="P9">Введение</text:p>
      <text:p text:style-name="P10">Плагин <text:span text:style-name="T1">GUID </text:span>(<text:span text:style-name="T1">Graphic user interface Dggdak47) – </text:span>это <text:span text:style-name="T1">spigot </text:span>плагин, для реализации пользовательских интерфейсов, посредством игрового инвентаря.</text:p>
      <text:p text:style-name="P19"/>
      <text:p text:style-name="P20">Суть плагина в том, чтобы прописывать в конфиг данного плагина инвентари, и посредством <text:span text:style-name="T1">API </text:span>данного плагина получать, или открывать эти инвентари. <text:span text:style-name="T19">Но на этом «веселье» не заканчивается, вещам инвентарей можно прописывать команды, которые будут вызываться при клике на соответствующую вещь, определенного инвентаря.</text:span></text:p>
      <text:p text:style-name="P20"/>
      <text:p text:style-name="P25">Так-же плагин позволяет объявлять новые инвентари, путем сложения имеющихся. Данные инвентари будут так-же отзывчивы к различным действиям пользователя, как и те, что добавлены из файла конфигураций.</text:p>
      <text:p text:style-name="P20"/>
      <text:p text:style-name="P2">Права и команды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79">GUID.access</text:p>
          </table:table-cell>
          <table:covered-table-cell/>
        </table:table-row>
        <table:table-row>
          <table:table-cell table:style-name="Таблица2.A2" office:value-type="string">
            <text:p text:style-name="P76">Команда</text:p>
          </table:table-cell>
          <table:table-cell table:style-name="Таблица2.B2" office:value-type="string">
            <text:p text:style-name="P76">Описание</text:p>
          </table:table-cell>
        </table:table-row>
        <table:table-row>
          <table:table-cell table:style-name="Таблица2.A2" office:value-type="string">
            <text:p text:style-name="P74">guid reload</text:p>
            <text:p text:style-name="P75">[full]</text:p>
          </table:table-cell>
          <table:table-cell table:style-name="Таблица2.B2" office:value-type="string">
            <text:p text:style-name="P76">Производит перезапуск плагина, путём обновления конфиг-файла и создание новых экземпляров, которые использовали данные из конфиг-файла.</text:p>
            <text:p text:style-name="P78">Когда мы указываем <text:span text:style-name="T1">full, </text:span>то инвентари,</text:p>
            <text:p text:style-name="P78">созданные посредством <text:span text:style-name="T1">API, </text:span>будут стерты. В таких случаях следует перезапускать и те плагины, которые создают инвентари через <text:span text:style-name="T1">API.</text:span></text:p>
          </table:table-cell>
        </table:table-row>
        <table:table-row>
          <table:table-cell table:style-name="Таблица2.A2" office:value-type="string">
            <text:p text:style-name="P73">guid</text:p>
          </table:table-cell>
          <table:table-cell table:style-name="Таблица2.B2" office:value-type="string">
            <text:p text:style-name="P77">Выводит текст из конфиг-файла.</text:p>
          </table:table-cell>
        </table:table-row>
      </table:table>
      <text:p text:style-name="P8"/>
      <text:p text:style-name="P59">Как использовать плагин</text:p>
      <text:p text:style-name="P60"/>
      <text:p text:style-name="P15">Взаимодействие с плагином происходить посредством его <text:span text:style-name="T1">API. </text:span>В основном, это открытие инвентаря из конфиг файла плагина, для определенного пользователя. </text:p>
      <text:p text:style-name="P29"/>
      <text:p text:style-name="P42">API <text:span text:style-name="T15">предоставляет возможность ссылаться на элементы плагина (инвентари, сложения, </text:span>RightClick <text:span text:style-name="T15">действия, обёртки</text:span>), <text:span text:style-name="T15">посредством их </text:span>(ID).</text:p>
      <text:p text:style-name="P42"/>
      <text:p text:style-name="P30"/>
      <text:p text:style-name="P52">Блок-схем<text:span text:style-name="T20">ы</text:span> плагина</text:p>
      <text:p text:style-name="P51"><draw:custom-shape text:anchor-type="paragraph" draw:z-index="65" draw:name="Фигура39" draw:style-name="gr30" draw:text-style-name="P105" svg:width="5.478cm" svg:height="1.747cm" svg:x="5.144cm" svg:y="0.194cm"><text:p text:style-name="P93"><text:span text:style-name="T53">Брифинг по </text:span></text:p><text:p text:style-name="P93"><text:span text:style-name="T53">классам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6" draw:name="Фигура39" draw:style-name="gr31" draw:text-style-name="P106" svg:width="17.331cm" svg:height="2.567cm" svg:x="-0.228cm" svg:y="2.311cm"><text:p text:style-name="P93"><text:span text:style-name="T54">Assembler</text:span></text:p><text:p text:style-name="P95"><text:span text:style-name="T53">Класс предназначен для манипуляции с обёртками </text:span></text:p><text:p text:style-name="P95"><text:span text:style-name="T53">( экземплярами InventoryWrapper и ItemWrapper 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7" draw:name="Фигура39" draw:style-name="gr31" draw:text-style-name="P106" svg:width="17.331cm" svg:height="2.567cm" svg:x="-0.228cm" svg:y="5.327cm"><text:p text:style-name="P93"><text:span text:style-name="T54">Guid</text:span></text:p><text:p text:style-name="P95"><text:span text:style-name="T53">Это главный </text:span><text:span text:style-name="T58">класс</text:span><text:span text:style-name="T53"> плагина. Он отвечает за команды,</text:span></text:p><text:p text:style-name="P95"><text:span text:style-name="T53">работу с файлом </text:span><text:span text:style-name="T58">конфигурации</text:span><text:span text:style-name="T53">, создание требуемых</text:span></text:p><text:p text:style-name="P95"><text:span text:style-name="T53">членов плагина (Manager, )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8" draw:name="Фигура39" draw:style-name="gr32" draw:text-style-name="P106" svg:width="17.331cm" svg:height="3.678cm" svg:x="-0.228cm" svg:y="8.237cm"><text:p text:style-name="P93"><text:span text:style-name="T54">Manager</text:span></text:p><text:p text:style-name="P95"><text:span text:style-name="T53">Класс отвечает за работу с данными из конфиг файла,</text:span></text:p><text:p text:style-name="P95"><text:span text:style-name="T53">а точнее с инвентарями. Он хранит обёртки инвента-</text:span></text:p><text:p text:style-name="P95"><text:span text:style-name="T53">рей, а так-же позволяет создавать новые инвентари.</text:span></text:p><text:p text:style-name="P95"><text:span text:style-name="T53">С ним связан класс событий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9" draw:name="Фигура39" draw:style-name="gr32" draw:text-style-name="P106" svg:width="17.331cm" svg:height="3.678cm" svg:x="-0.228cm" svg:y="12.418cm"><text:p text:style-name="P93"><text:span text:style-name="T54">InventoryWrapper</text:span></text:p><text:p text:style-name="P95"><text:span text:style-name="T55">Класс отвечает за обёртку инвентарей из конфиг фай-</text:span></text:p><text:p text:style-name="P95"><text:span text:style-name="T55">ла. Он хранит требуемую информацию о инвентаре и</text:span></text:p><text:p text:style-name="P95"><text:span text:style-name="T55">его содержимом, и готов в любой момент представить</text:span></text:p><text:p text:style-name="P95"><text:span text:style-name="T55">собранное содержимое (Inventory) типом.</text:span></text:p><text:p text:style-name="P95"><text:span text:style-name="T53"/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0" draw:name="Фигура39" draw:style-name="gr33" draw:text-style-name="P106" svg:width="17.331cm" svg:height="5.187cm" svg:x="-0.228cm" svg:y="16.625cm"><text:p text:style-name="P93"><text:span text:style-name="T54">ItemWrapper</text:span></text:p><text:p text:style-name="P95"><text:span text:style-name="T55">Класс отвечает за обёртку вещей. Он может хранить</text:span></text:p><text:p text:style-name="P95"><text:span text:style-name="T55">всевозможную информацию об айтеме (Имя, Материал,</text:span></text:p><text:p text:style-name="P95"><text:span text:style-name="T55">количество, Команда(не относится к ItemStack),</text:span></text:p><text:p text:style-name="P95"><text:span text:style-name="T55">Lore, Безопасные и небезопасные чары, Флаги) и</text:span></text:p><text:p text:style-name="P95"><text:span text:style-name="T55">готов в любой момент предоставить её в (ItemStack)</text:span></text:p><text:p text:style-name="P95"><text:span text:style-name="T55">типе</text:span></text:p><text:p text:style-name="P95"><text:span text:style-name="T53"/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75" draw:name="Фигура41" draw:style-name="gr5" draw:text-style-name="P93" svg:x1="5.144cm" svg:y1="0.961cm" svg:x2="-0.783cm" svg:y2="0.961cm"><text:p/></draw:line><draw:line text:anchor-type="paragraph" draw:z-index="76" draw:name="Фигура42" draw:style-name="gr5" draw:text-style-name="P93" svg:x1="-0.783cm" svg:y1="0.961cm" svg:x2="-0.783cm" svg:y2="23.609cm"><text:p/></draw:line><draw:line text:anchor-type="paragraph" draw:z-index="77" draw:name="Фигура43" draw:style-name="gr5" draw:text-style-name="P93" svg:x1="-0.783cm" svg:y1="3.395cm" svg:x2="-0.227cm" svg:y2="3.395cm"><text:p/></draw:line><draw:line text:anchor-type="paragraph" draw:z-index="78" draw:name="Фигура44" draw:style-name="gr5" draw:text-style-name="P93" svg:x1="-0.783cm" svg:y1="6.623cm" svg:x2="-0.227cm" svg:y2="6.623cm"><text:p/></draw:line><draw:line text:anchor-type="paragraph" draw:z-index="79" draw:name="Фигура45" draw:style-name="gr5" draw:text-style-name="P93" svg:x1="-0.783cm" svg:y1="10.063cm" svg:x2="-0.227cm" svg:y2="10.063cm"><text:p/></draw:line><draw:line text:anchor-type="paragraph" draw:z-index="80" draw:name="Фигура46" draw:style-name="gr5" draw:text-style-name="P93" svg:x1="-0.783cm" svg:y1="14.111cm" svg:x2="-0.227cm" svg:y2="14.111cm"><text:p/></draw:line><draw:line text:anchor-type="paragraph" draw:z-index="81" draw:name="Фигура47" draw:style-name="gr5" draw:text-style-name="P93" svg:x1="-0.783cm" svg:y1="19.006cm" svg:x2="-0.227cm" svg:y2="19.006cm"><text:p/></draw:line></text:p>
      <text:p text:style-name="P53"><draw:custom-shape text:anchor-type="paragraph" draw:z-index="88" draw:name="Фигура39" draw:style-name="gr39" draw:text-style-name="P106" svg:width="17.331cm" svg:height="5.192cm" svg:x="-0.284cm" svg:y="-0.547cm"><text:p text:style-name="P93"><text:span text:style-name="T54">InventoryOpening</text:span></text:p><text:p text:style-name="P95"><text:span text:style-name="T55">Класс отвечает за асинхронное открытие у пользова-</text:span></text:p><text:p text:style-name="P95"><text:span text:style-name="T55">теля инвентаря. Всё, что нужно сделать, это создать</text:span></text:p><text:p text:style-name="P95"><text:span text:style-name="T55">его экземпляр данного класса, передав ему нужные</text:span></text:p><text:p text:style-name="P95"><text:span text:style-name="T55">параметры и вызвать из него метод (open). После</text:span></text:p><text:p text:style-name="P95"><text:span text:style-name="T55">этого, экземпляр связывается с мэнеджером и открыва</text:span></text:p><text:p text:style-name="P95"><text:span text:style-name="T55">ет запрашиваемый инвентарь, на указанного пользова-</text:span></text:p><text:p text:style-name="P95"><text:span text:style-name="T55">теля.</text:span></text:p><text:p text:style-name="P95"><text:span text:style-name="T55"/></text:p><text:p text:style-name="P103"><text:span text:style-name="T57"/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9" draw:name="Фигура48" draw:style-name="gr5" draw:text-style-name="P93" svg:x1="-0.862cm" svg:y1="-1.283cm" svg:x2="-0.862cm" svg:y2="5.808cm"><text:p/></draw:line><draw:line text:anchor-type="paragraph" draw:z-index="90" draw:name="Фигура49" draw:style-name="gr5" draw:text-style-name="P93" svg:x1="-0.862cm" svg:y1="1.998cm" svg:x2="-0.283cm" svg:y2="1.998cm"><text:p/></draw:line></text:p>
      <text:p text:style-name="P53"><draw:custom-shape text:anchor-type="paragraph" draw:z-index="91" draw:name="Фигура37" draw:style-name="gr40" draw:text-style-name="P106" svg:width="4.975cm" svg:height="2.065cm" svg:x="5.54cm" svg:y="-1.358cm"><text:p text:style-name="P93"><text:span text:style-name="T53">Замещения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2" draw:name="Фигура37" draw:style-name="gr41" draw:text-style-name="P107" svg:width="15.77cm" svg:height="4.657cm" svg:x="-0.333cm" svg:y="1.208cm"><text:p text:style-name="P93"><text:span text:style-name="T54">Описание</text:span></text:p><text:p text:style-name="P103"><text:span text:style-name="T57">Замещения – это изменение контента инвентаря,</text:span></text:p><text:p text:style-name="P103"><text:span text:style-name="T57">перед его сборкой. В основном, замещению под-</text:span></text:p><text:p text:style-name="P103"><text:span text:style-name="T57">Вергаются некоторые данные айтемов инвентаря,</text:span></text:p><text:p text:style-name="P103"><text:span text:style-name="T57">которые не повлияют на его данные, требуемые</text:span></text:p><text:p text:style-name="P103"><text:span text:style-name="T57">для идентификации вещи при событиях (Материал,</text:span></text:p><text:p text:style-name="P103"><text:span text:style-name="T57">Lore, amount, flags, enchantmens)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3" draw:name="Фигура37" draw:style-name="gr42" draw:text-style-name="P108" svg:width="15.77cm" svg:height="2.673cm" svg:x="-0.254cm" svg:y="6.288cm"><text:p text:style-name="P96"><text:span text:style-name="T54">Кем реализуется</text:span></text:p><text:p text:style-name="P103"><text:span text:style-name="T57">Замещения реализуются классом Substitution,</text:span></text:p><text:p text:style-name="P103"><text:span text:style-name="T57">который устанавливается в одну из перегру-</text:span></text:p><text:p text:style-name="P103"><text:span text:style-name="T57">зок метода открытия инвентаря (API)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94" draw:name="Фигура50" draw:style-name="gr5" draw:text-style-name="P93" svg:x1="5.54cm" svg:y1="-0.432cm" svg:x2="-1.048cm" svg:y2="-0.432cm"><text:p/></draw:line><draw:line text:anchor-type="paragraph" draw:z-index="95" draw:name="Фигура51" draw:style-name="gr5" draw:text-style-name="P93" svg:x1="-1.048cm" svg:y1="-0.432cm" svg:x2="-1.048cm" svg:y2="11.554cm"><text:p/></draw:line><draw:line text:anchor-type="paragraph" draw:z-index="96" draw:name="Фигура52" draw:style-name="gr5" draw:text-style-name="P93" svg:x1="-0.334cm" svg:y1="3.272cm" svg:x2="-1.048cm" svg:y2="3.272cm"><text:p/></draw:line><draw:line text:anchor-type="paragraph" draw:z-index="97" draw:name="Фигура53" draw:style-name="gr5" draw:text-style-name="P93" svg:x1="-0.254cm" svg:y1="7.558cm" svg:x2="-1.048cm" svg:y2="7.558cm"><text:p/></draw:line></text:p>
      <text:p text:style-name="P18"/>
      <text:p text:style-name="P50"><draw:custom-shape text:anchor-type="paragraph" draw:z-index="0" draw:name="Фигура1" draw:style-name="gr1" draw:text-style-name="P94" svg:width="5.107cm" svg:height="2.117cm" svg:x="5.424cm" svg:y="0.291cm"><text:p text:style-name="P93"><text:span text:style-name="T47">API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5"><draw:custom-shape text:anchor-type="paragraph" draw:z-index="1" draw:name="Фигура2" draw:style-name="gr2" draw:text-style-name="P94" svg:width="8.891cm" svg:height="3.335cm" svg:x="3.413cm" svg:y="3.122cm"><text:p text:style-name="P93"><text:span text:style-name="T47">Объект API - GuidAPI.</text:span></text:p><text:p text:style-name="P93"><text:span text:style-name="T47">Возвращается static</text:span></text:p><text:p text:style-name="P93"><text:span text:style-name="T48">Методом</text:span></text:p><text:p text:style-name="P93"><text:span text:style-name="T47">Guid.getAPI();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" draw:name="Фигура3" draw:style-name="gr3" draw:text-style-name="P93" svg:x1="7.842cm" svg:y1="1.803cm" svg:x2="7.842cm" svg:y2="3.126cm"><text:p/></draw:line><draw:custom-shape text:anchor-type="paragraph" draw:z-index="3" draw:name="Фигура4" draw:style-name="gr4" draw:text-style-name="P94" svg:width="18.231cm" svg:height="2.726cm" svg:x="-0.088cm" svg:y="7.063cm"><text:p text:style-name="P93"><text:span text:style-name="T48">Открытие инвентаря</text:span></text:p><text:p text:style-name="P93"><text:span text:style-name="T48">GuidAPI.openInventory(Int invID, Player p)</text:span></text:p><text:p text:style-name="P93"><text:span text:style-name="T48">Проверка наличия инвентаря</text:span></text:p><text:p text:style-name="P93"><text:span text:style-name="T48">GuidAPI.hasInventory(Int invID)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" draw:name="Фигура5" draw:style-name="gr5" draw:text-style-name="P93" svg:x1="3.397cm" svg:y1="4.708cm" svg:x2="-0.836cm" svg:y2="4.708cm"><text:p/></draw:line><draw:line text:anchor-type="paragraph" draw:z-index="5" draw:name="Фигура6" draw:style-name="gr5" draw:text-style-name="P93" svg:x1="-0.836cm" svg:y1="4.708cm" svg:x2="-0.836cm" svg:y2="22.047cm"><text:p/></draw:line><draw:line text:anchor-type="paragraph" draw:z-index="6" draw:name="Фигура7" draw:style-name="gr5" draw:text-style-name="P93" svg:x1="-0.088cm" svg:y1="8.386cm" svg:x2="-0.836cm" svg:y2="8.386cm"><text:p/></draw:line><draw:custom-shape text:anchor-type="paragraph" draw:z-index="7" draw:name="Фигура8" draw:style-name="gr6" draw:text-style-name="P97" svg:width="18.257cm" svg:height="2.206cm" svg:x="-0.102cm" svg:y="10.439cm"><text:p text:style-name="P95"><text:span text:style-name="T47"/></text:p><text:p text:style-name="P96"><text:span text:style-name="T49">Получение обёртки инвентаря</text:span></text:p><text:p text:style-name="P96"><text:span text:style-name="T49">GuidAPI.getInventoryWrapper(Int invID)</text:span></text:p><text:p text:style-name="P96"><text:span text:style-name="T49"/></text:p><text:p text:style-name="P96"><text:span text:style-name="T49"/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" draw:name="Фигура7" draw:style-name="gr5" draw:text-style-name="P93" svg:x1="-0.102cm" svg:y1="11.428cm" svg:x2="-0.85cm" svg:y2="11.428cm"><text:p/></draw:line><draw:line text:anchor-type="paragraph" draw:z-index="9" draw:name="Фигура7" draw:style-name="gr5" draw:text-style-name="P93" svg:x1="-0.102cm" svg:y1="14.603cm" svg:x2="-0.85cm" svg:y2="14.603cm"><text:p/></draw:line><draw:custom-shape text:anchor-type="paragraph" draw:z-index="82" draw:name="Фигура8" draw:style-name="gr36" draw:text-style-name="P97" svg:width="18.257cm" svg:height="4.125cm" svg:x="-0.102cm" svg:y="13.217cm"><text:p text:style-name="P95"><text:span text:style-name="T47"/></text:p><text:p text:style-name="P96"><text:span text:style-name="T49">Получение обёртки RightClick айтема</text:span></text:p><text:p text:style-name="P96"><text:span text:style-name="T49">GuidAPI.getRightClickWrapperById(Int id)</text:span></text:p><text:p text:style-name="P96"><text:span text:style-name="T49"/></text:p><text:p text:style-name="P96"><text:span text:style-name="T49">Проверка наличия обёртки RightClick айтема</text:span></text:p><text:p text:style-name="P96"><text:span text:style-name="T49">GuidAPI.hasRightClickItem(Int id)</text:span></text:p><text:p text:style-name="P96"><text:span text:style-name="T49"/></text:p><text:p text:style-name="P96"><text:span text:style-name="T49"/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7" draw:name="Фигура8" draw:style-name="gr38" draw:text-style-name="P97" svg:width="18.257cm" svg:height="2.356cm" svg:x="-0.132cm" svg:y="17.605cm"><text:p text:style-name="P95"><text:span text:style-name="T47"/></text:p><text:p text:style-name="P96"><text:span text:style-name="T49">Создание новых инвентарей</text:span></text:p><text:p text:style-name="P96"><text:span text:style-name="T49">GuidAPI.createInventory(InventoryWrapper iw)</text:span></text:p><text:p text:style-name="P96"><text:span text:style-name="T49"/></text:p><text:p text:style-name="P96"><text:span text:style-name="T49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4"><draw:custom-shape text:anchor-type="paragraph" draw:z-index="10" draw:name="Фигура15" draw:style-name="gr7" draw:text-style-name="P94" svg:width="12.489cm" svg:height="2.7cm" svg:x="2.154cm" svg:y="-0.437cm"><text:p text:style-name="P93"><text:span text:style-name="T50">Обёртки.</text:span></text:p><text:p text:style-name="P93"><text:span text:style-name="T47">Предназначены для хранения данных</text:span></text:p><text:p text:style-name="P93"><text:span text:style-name="T47">об айтемах и инвентарях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name="Фигура15" draw:style-name="gr8" draw:text-style-name="P99" svg:width="8.309cm" svg:height="1.879cm" svg:x="-0.413cm" svg:y="2.552cm"><text:p text:style-name="P98"><text:span text:style-name="T47">Типы оберток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name="Фигура15" draw:style-name="gr9" draw:text-style-name="P99" svg:width="8.309cm" svg:height="4.313cm" svg:x="-0.413cm" svg:y="5.33cm"><text:p text:style-name="P98"><text:span text:style-name="T50">Обёртки для вещей.</text:span></text:p><text:p text:style-name="P98"><text:span text:style-name="T47">Хранят информацию о</text:span></text:p><text:p text:style-name="P98"><text:span text:style-name="T47">Вещах и используются</text:span></text:p><text:p text:style-name="P98"><text:span text:style-name="T47">В обертках инвентарей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Фигура15" draw:style-name="gr10" draw:text-style-name="P100" svg:width="8.309cm" svg:height="4.261cm" svg:x="8.821cm" svg:y="5.278cm"><text:p text:style-name="P98"><text:span text:style-name="T50">Обёртки для инвентарей.</text:span></text:p><text:p text:style-name="P98"><text:span text:style-name="T51">Хранят информацию об</text:span></text:p><text:p text:style-name="P98"><text:span text:style-name="T51">Инвентарях, а так-же</text:span></text:p><text:p text:style-name="P98"><text:span text:style-name="T51">Хранят обёртки вещей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name="Фигура15" draw:style-name="gr11" draw:text-style-name="P99" svg:width="9.499cm" svg:height="1.879cm" svg:x="-0.439cm" svg:y="11.178cm"><text:p text:style-name="P98"><text:span text:style-name="T47">Расположение</text:span></text:p><text:p text:style-name="P98"><text:span text:style-name="T47">org.dggdak47.guid.wrapping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name="Фигура15" draw:style-name="gr8" draw:text-style-name="P99" svg:width="8.309cm" svg:height="1.879cm" svg:x="-0.439cm" svg:y="13.467cm"><text:p text:style-name="P98"><text:span text:style-name="T47">Обёртка вещей</text:span></text:p><text:p text:style-name="P98"><text:span text:style-name="T47">ItemWrappe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name="Фигура15" draw:style-name="gr8" draw:text-style-name="P99" svg:width="8.309cm" svg:height="1.879cm" svg:x="8.319cm" svg:y="13.467cm"><text:p text:style-name="P98"><text:span text:style-name="T47">Обёртка инвентарей</text:span></text:p><text:p text:style-name="P98"><text:span text:style-name="T47">InventoryWrapper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7" draw:name="Фигура16" draw:style-name="gr5" draw:text-style-name="P93" svg:x1="3.582cm" svg:y1="4.431cm" svg:x2="3.582cm" svg:y2="5.331cm"><text:p/></draw:line><draw:line text:anchor-type="paragraph" draw:z-index="18" draw:name="Фигура17" draw:style-name="gr5" draw:text-style-name="P93" svg:x1="7.895cm" svg:y1="3.452cm" svg:x2="12.869cm" svg:y2="3.452cm"><text:p/></draw:line><draw:line text:anchor-type="paragraph" draw:z-index="19" draw:name="Фигура18" draw:style-name="gr5" draw:text-style-name="P93" svg:x1="12.869cm" svg:y1="3.452cm" svg:x2="12.869cm" svg:y2="5.278cm"><text:p/></draw:line><draw:line text:anchor-type="paragraph" draw:z-index="20" draw:name="Фигура19" draw:style-name="gr5" draw:text-style-name="P93" svg:x1="2.154cm" svg:y1="0.727cm" svg:x2="-0.889cm" svg:y2="0.727cm"><text:p/></draw:line><draw:line text:anchor-type="paragraph" draw:z-index="21" draw:name="Фигура20" draw:style-name="gr5" draw:text-style-name="P93" svg:x1="-0.889cm" svg:y1="0.727cm" svg:x2="-0.889cm" svg:y2="17.898cm"><text:p/></draw:line><draw:line text:anchor-type="paragraph" draw:z-index="22" draw:name="Фигура21" draw:style-name="gr5" draw:text-style-name="P93" svg:x1="-0.889cm" svg:y1="3.346cm" svg:x2="-0.413cm" svg:y2="3.346cm"><text:p/></draw:line><draw:line text:anchor-type="paragraph" draw:z-index="23" draw:name="Фигура22" draw:style-name="gr5" draw:text-style-name="P93" svg:x1="-0.889cm" svg:y1="12.051cm" svg:x2="-0.439cm" svg:y2="12.051cm"><text:p/></draw:line><draw:line text:anchor-type="paragraph" draw:z-index="24" draw:name="Фигура23" draw:style-name="gr5" draw:text-style-name="P93" svg:x1="9.059cm" svg:y1="12.077cm" svg:x2="12.552cm" svg:y2="12.077cm"><text:p/></draw:line><draw:line text:anchor-type="paragraph" draw:z-index="25" draw:name="Фигура24" draw:style-name="gr5" draw:text-style-name="P93" svg:x1="12.552cm" svg:y1="12.077cm" svg:x2="12.552cm" svg:y2="13.467cm"><text:p/></draw:line><draw:line text:anchor-type="paragraph" draw:z-index="26" draw:name="Фигура25" draw:style-name="gr5" draw:text-style-name="P93" svg:x1="4.112cm" svg:y1="13.056cm" svg:x2="4.112cm" svg:y2="13.467cm"><text:p/></draw:line></text:p>
      <text:p text:style-name="P3">Конфиг плагина</text:p>
      <text:p text:style-name="P6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61">Inventories:</text:p>
            <text:p text:style-name="P61"><text:s text:c="2"/>Inventory:</text:p>
            <text:p text:style-name="P61"><text:s text:c="6"/>Name: “<text:span text:style-name="T15">имя инвентаря</text:span>”</text:p>
            <text:p text:style-name="P61"><text:s text:c="6"/>ID: 1</text:p>
            <text:p text:style-name="P61"><text:s text:c="6"/>Size: 9 (18, 27, 36, 45, 54)</text:p>
            <text:p text:style-name="P62"><text:s text:c="6"/><text:span text:style-name="T21">Items:</text:span></text:p>
            <text:p text:style-name="P66"><text:s text:c="6"/>- “<text:span text:style-name="T22">Name:</text:span><text:span text:style-name="T16">Имя вещи</text:span><text:span text:style-name="T22">|Material:RED_STONE|Command: test(</text:span><text:span text:style-name="T18">или можно указать </text:span><text:span text:style-name="T42">null)|Index:0|</text:span></text:p>
            <text:p text:style-name="P67"><text:s text:c="8"/>Amount:10| <text:s text:c="3"/></text:p>
            <text:p text:style-name="P65"><text:span text:style-name="T22"><text:s text:c="8"/>Lore:</text:span><text:span text:style-name="T17">Описание1</text:span><text:span text:style-name="T23">~</text:span><text:span text:style-name="T17">Описание2...</text:span><text:span text:style-name="T23">~</text:span><text:span text:style-name="T17">Описание</text:span><text:span text:style-name="T23">N|</text:span></text:p>
            <text:p text:style-name="P68"><text:s text:c="8"/>Flags:HIDE_ENCHANTS~HIDE_ATTRIBUTES|Enchants <text:s/></text:p>
            <text:p text:style-name="P92"><text:span text:style-name="T23"><text:s text:c="8"/>unsafe:DAMAGE_ALL 2~DIG_SPEED 1|CloseOnClick:(true/</text:span></text:p>
            <text:p text:style-name="P92"><text:span text:style-name="T23"><text:s text:c="8"/>false)</text:span>”</text:p>
            <text:p text:style-name="P61"/>
            <text:p text:style-name="P69">Addition:</text:p>
            <text:p text:style-name="P69">- “1|5|name|id”</text:p>
            <text:p text:style-name="P69">- “<text:span text:style-name="T44">firstInvID|secondInvID|Name|ID</text:span>”</text:p>
            <text:p text:style-name="P61"/>
            <text:p text:style-name="P61"/>
            <text:p text:style-name="P70">RightClickActions:</text:p>
            <text:p text:style-name="P70">- “Name|Material|Command<text:span text:style-name="T45">|ID</text:span>”</text:p>
            <text:p text:style-name="P61"/>
            <text:p text:style-name="P71">Text:</text:p>
            <text:p text:style-name="P71"><text:s text:c="2"/>GUID: “THIS IS GUID!”</text:p>
            <text:p text:style-name="P71"><text:s text:c="2"/><text:span text:style-name="T46">HaveNoAccess: “You have no access to do that command!!!”</text:span></text:p>
            <text:p text:style-name="P72"><text:s text:c="2"/>WrongCommand: “Wrong!”</text:p>
            <text:p text:style-name="P64"/>
            <text:p text:style-name="P63"/>
          </table:table-cell>
        </table:table-row>
      </table:table>
      <text:p text:style-name="P28"/>
      <text:p text:style-name="P28"/>
      <text:p text:style-name="P28"/>
      <text:p text:style-name="P46"><draw:custom-shape text:anchor-type="paragraph" draw:z-index="27" draw:name="Фигура9" draw:style-name="gr12" draw:text-style-name="P101" svg:width="17.728cm" svg:height="1.059cm" svg:x="0.037cm" svg:y="0.418cm"><text:p text:style-name="P93"><text:span text:style-name="T50">Описание Item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41"><draw:custom-shape text:anchor-type="paragraph" draw:z-index="28" draw:name="Фигура9" draw:style-name="gr13" draw:text-style-name="P101" svg:width="7.014cm" svg:height="1.063cm" svg:x="-0.071cm" svg:y="1.221cm"><text:p text:style-name="P93"><text:span text:style-name="T50">Параметры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name="Фигура9" draw:style-name="gr14" draw:text-style-name="P102" svg:width="7.014cm" svg:height="2.779cm" svg:x="-0.016cm" svg:y="2.755cm"><text:p text:style-name="P95"><text:span text:style-name="T50">Виды параметров:</text:span></text:p><text:p text:style-name="P95"><text:span text:style-name="T51">- запрашиваемые</text:span></text:p><text:p text:style-name="P95"><text:span text:style-name="T51">- не запрашиваемые</text:span></text:p><text:p text:style-name="P95"><text:span text:style-name="T51">- с параметрами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0" draw:name="Фигура9" draw:style-name="gr15" draw:text-style-name="P104" svg:width="7.014cm" svg:height="4.049cm" svg:x="-0.122cm" svg:y="6.315cm"><text:p text:style-name="P96"><text:span text:style-name="T52">Запрашиваемые</text:span></text:p><text:p text:style-name="P103"><text:span text:style-name="T49">К нип относятся:</text:span></text:p><text:p text:style-name="P103"><text:span text:style-name="T49">- Name</text:span></text:p><text:p text:style-name="P103"><text:span text:style-name="T49">- Material</text:span></text:p><text:p text:style-name="P103"><text:span text:style-name="T49">- Command</text:span></text:p><text:p text:style-name="P103"><text:span text:style-name="T49">- Index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name="Фигура9" draw:style-name="gr16" draw:text-style-name="P104" svg:width="7.014cm" svg:height="5.243cm" svg:x="8.054cm" svg:y="6.288cm"><text:p text:style-name="P96"><text:span text:style-name="T52">Не запрашиваемые</text:span></text:p><text:p text:style-name="P103"><text:span text:style-name="T49">К нип относятся:</text:span></text:p><text:p text:style-name="P103"><text:span text:style-name="T49">- Amount</text:span></text:p><text:p text:style-name="P103"><text:span text:style-name="T49">- Lore</text:span></text:p><text:p text:style-name="P103"><text:span text:style-name="T49">- Flags</text:span></text:p><text:p text:style-name="P103"><text:span text:style-name="T49">- Enchants</text:span></text:p><text:p text:style-name="P103"><text:span text:style-name="T49">- CloseOnClick </text:span></text:p><text:p text:style-name="P103"><text:span text:style-name="T49">(bool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name="Фигура9" draw:style-name="gr17" draw:text-style-name="P104" svg:width="6.984cm" svg:height="4.102cm" svg:x="-0.106cm" svg:y="11.924cm"><text:p text:style-name="P96"><text:span text:style-name="T52">Варьирующиеся</text:span></text:p><text:p text:style-name="P103"><text:span text:style-name="T49">К нип относятся:</text:span></text:p><text:p text:style-name="P103"><text:span text:style-name="T49">- Enchants </text:span></text:p><text:p text:style-name="P103"><text:span text:style-name="T49"><text:s text:c="2"/></text:span><text:span text:style-name="T49">[unsafe]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3" draw:name="Фигура10" draw:style-name="gr5" draw:text-style-name="P93" svg:x1="3.212cm" svg:y1="2.282cm" svg:x2="3.212cm" svg:y2="2.755cm"><text:p/></draw:line><draw:line text:anchor-type="paragraph" draw:z-index="34" draw:name="Фигура11" draw:style-name="gr5" draw:text-style-name="P93" svg:x1="3.265cm" svg:y1="0.85cm" svg:x2="3.265cm" svg:y2="1.22cm"><text:p/></draw:line><draw:line text:anchor-type="paragraph" draw:z-index="35" draw:name="Фигура12" draw:style-name="gr5" draw:text-style-name="P93" svg:x1="3.186cm" svg:y1="5.533cm" svg:x2="3.186cm" svg:y2="6.314cm"><text:p/></draw:line><draw:line text:anchor-type="paragraph" draw:z-index="36" draw:name="Фигура13" draw:style-name="gr5" draw:text-style-name="P93" svg:x1="6.997cm" svg:y1="4.131cm" svg:x2="11.811cm" svg:y2="4.131cm"><text:p/></draw:line><draw:line text:anchor-type="paragraph" draw:z-index="37" draw:name="Фигура14" draw:style-name="gr5" draw:text-style-name="P93" svg:x1="11.811cm" svg:y1="4.131cm" svg:x2="11.811cm" svg:y2="6.288cm"><text:p/></draw:line><draw:line text:anchor-type="paragraph" draw:z-index="38" draw:name="Фигура26" draw:style-name="gr5" draw:text-style-name="P93" svg:x1="7.525cm" svg:y1="4.131cm" svg:x2="7.525cm" svg:y2="14.079cm"><text:p/></draw:line><draw:line text:anchor-type="paragraph" draw:z-index="39" draw:name="Фигура27" draw:style-name="gr5" draw:text-style-name="P93" svg:x1="7.524cm" svg:y1="14.079cm" svg:x2="6.877cm" svg:y2="14.079cm"><text:p/></draw:line></text:p>
      <text:p text:style-name="P47">Глава 1.</text:p>
      <text:p text:style-name="P56">Класс <text:span text:style-name="T1">ItemWrapper</text:span></text:p>
      <text:p text:style-name="P80">Описание</text:p>
      <text:p text:style-name="P81"/>
      <text:p text:style-name="P81"/>
      <text:p text:style-name="P11"/>
      <text:p text:style-name="P21"/>
      <text:p text:style-name="P21"/>
      <text:p text:style-name="P21"/>
      <text:p text:style-name="P21">Блок-схема:</text:p>
      <text:p text:style-name="P21"><draw:custom-shape text:anchor-type="paragraph" draw:z-index="40" draw:name="Фигура28" draw:style-name="gr18" draw:text-style-name="P105" svg:width="10.928cm" svg:height="1.826cm" svg:x="2.286cm" svg:y="0.175cm"><text:p text:style-name="P93"><text:span text:style-name="T53">Класс ItemWrapper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1"><draw:custom-shape text:anchor-type="paragraph" draw:z-index="41" draw:name="Фигура28" draw:style-name="gr19" draw:text-style-name="P106" svg:width="7.462cm" svg:height="1.826cm" svg:x="-1.101cm" svg:y="1.937cm"><text:p text:style-name="P93"><text:span text:style-name="T53">Задачи и члены</text:span></text:p><text:p text:style-name="P93"><text:span text:style-name="T53">Для их реализации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name="Фигура28" draw:style-name="gr20" draw:text-style-name="P107" svg:width="13.098cm" svg:height="1.826cm" svg:x="-1.127cm" svg:y="4.265cm"><text:p text:style-name="P96"><text:span text:style-name="T54">Разворачивание данных из файла </text:span></text:p><text:p text:style-name="P96"><text:span text:style-name="T54">конфигураций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name="Фигура28" draw:style-name="gr21" draw:text-style-name="P108" svg:width="15.267cm" svg:height="4.393cm" svg:x="-0.413cm" svg:y="6.567cm"><text:p text:style-name="P96"><text:span text:style-name="T54">Статический метод</text:span></text:p><text:p text:style-name="P96"><text:span text:style-name="T55"/></text:p><text:p text:style-name="P96"><text:span text:style-name="T55">Static Hashtable&lt;String, Object&gt; unwrap(…)</text:span></text:p><text:p text:style-name="P96"><text:span text:style-name="T55">Возвращает хэш-таблицу, имеющую свойства</text:span></text:p><text:p text:style-name="P96"><text:span text:style-name="T55">айтема. Если одно из не находится в списке</text:span></text:p><text:p text:style-name="P96"><text:span text:style-name="T55">свойств и оно не запрашиваемое, то под</text:span></text:p><text:p text:style-name="P96"><text:span text:style-name="T55">именем свойства будет лежать Null.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4" draw:name="Фигура29" draw:style-name="gr5" draw:text-style-name="P93" svg:x1="-1.1cm" svg:y1="2.757cm" svg:x2="-1.656cm" svg:y2="2.757cm"><text:p/></draw:line><draw:line text:anchor-type="paragraph" draw:z-index="45" draw:name="Фигура30" draw:style-name="gr5" draw:text-style-name="P109" svg:x1="-1.656cm" svg:y1="6.23cm" svg:x2="-1.656cm" svg:y2="21.729cm"><text:p/></draw:line><draw:line text:anchor-type="paragraph" draw:z-index="46" draw:name="Фигура32" draw:style-name="gr5" draw:text-style-name="P93" svg:x1="11.996cm" svg:y1="5.006cm" svg:x2="15.806cm" svg:y2="5.006cm"><text:p/></draw:line><draw:line text:anchor-type="paragraph" draw:z-index="47" draw:name="Фигура33" draw:style-name="gr5" draw:text-style-name="P93" svg:x1="15.806cm" svg:y1="5.006cm" svg:x2="15.806cm" svg:y2="12.917cm"><text:p/></draw:line><draw:line text:anchor-type="paragraph" draw:z-index="48" draw:name="Фигура34" draw:style-name="gr5" draw:text-style-name="P93" svg:x1="15.807cm" svg:y1="9.16cm" svg:x2="14.854cm" svg:y2="9.16cm"><text:p/></draw:line><draw:line text:anchor-type="paragraph" draw:z-index="50" draw:name="Фигура31" draw:style-name="gr5" draw:text-style-name="P93" svg:x1="-1.656cm" svg:y1="5.032cm" svg:x2="-1.127cm" svg:y2="5.032cm"><text:p/></draw:line><draw:line text:anchor-type="paragraph" draw:z-index="52" draw:name="Фигура34" draw:style-name="gr5" draw:text-style-name="P93" svg:x1="15.807cm" svg:y1="12.917cm" svg:x2="14.854cm" svg:y2="12.917cm"><text:p/></draw:line><draw:custom-shape text:anchor-type="paragraph" draw:z-index="53" draw:name="Фигура28" draw:style-name="gr22" draw:text-style-name="P108" svg:width="15.267cm" svg:height="6.986cm" svg:x="-0.413cm" svg:y="11.144cm"><text:p text:style-name="P96"><text:span text:style-name="T54">Как данные должны развернуться</text:span></text:p><text:p text:style-name="P96"><text:span text:style-name="T55">Данные должны быть представлены в виде хэш-</text:span></text:p><text:p text:style-name="P96"><text:span text:style-name="T56">таблицы, с ключами в виде строки. Имена клю-</text:span></text:p><text:p text:style-name="P96"><text:span text:style-name="T56">чей равны именам полей в классе (ItemWrapper)</text:span></text:p><text:p text:style-name="P96"><text:span text:style-name="T56"/></text:p><text:p text:style-name="P96"><text:span text:style-name="T56">Если в конфигурации нет такого параметра, то </text:span></text:p><text:p text:style-name="P103"><text:span text:style-name="T56">под ключем будет лежать Null, а не объект.</text:span></text:p><text:p text:style-name="P103"><text:span text:style-name="T56">Если в конфигурации нет запрашиваемого пара-</text:span></text:p><text:p text:style-name="P103"><text:span text:style-name="T56">метра, то вызовется исключение: </text:span></text:p><text:p text:style-name="P103"><text:span text:style-name="T56">( configHasNoRequirePropertyException )</text:span></text:p><text:p text:style-name="P96"><text:span text:style-name="T56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44"><draw:custom-shape text:anchor-type="paragraph" draw:z-index="49" draw:name="Фигура28" draw:style-name="gr20" draw:text-style-name="P108" svg:width="13.098cm" svg:height="1.826cm" svg:x="-1.021cm" svg:y="-0.778cm"><text:p text:style-name="P96"><text:span text:style-name="T54">Превращение хранимых объектам данных</text:span></text:p><text:p text:style-name="P96"><text:span text:style-name="T54">в ItemStack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51" draw:name="Фигура35" draw:style-name="gr5" draw:text-style-name="P93" svg:x1="-1.55cm" svg:y1="0.339cm" svg:x2="-1.021cm" svg:y2="0.339cm"><text:p/></draw:line><draw:line text:anchor-type="paragraph" draw:z-index="54" draw:name="Фигура30" draw:style-name="gr5" draw:text-style-name="P109" svg:x1="-1.55cm" svg:y1="-0.778cm" svg:x2="-1.55cm" svg:y2="3.648cm"><text:p/></draw:lin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2">Методы класса 1.2</text:p>
      <text:p text:style-name="P83"/>
      <text:p text:style-name="P17"><text:span text:style-name="T24">Метод </text:span><text:span text:style-name="T2">1.2.1</text:span></text:p>
      <text:p text:style-name="P43">(public static Hashtable&lt;String,Object&gt; unwrap(…)) </text:p>
      <text:p text:style-name="P33"/>
      <text:p text:style-name="P37"><text:span text:style-name="T24">Описание: </text:span><text:span text:style-name="T25">метод возвращает хэш-таблицу свойств вещи</text:span><text:span text:style-name="T3">, </text:span><text:span text:style-name="T25">беря </text:span><text:span text:style-name="T26">их</text:span><text:span text:style-name="T25"> из переданн</text:span><text:span text:style-name="T26">ой строки.</text:span></text:p>
      <text:p text:style-name="P34"/>
      <text:p text:style-name="P34"/>
      <text:p text:style-name="P38"><text:span text:style-name="T26">Р</text:span><text:span text:style-name="T24">яд действий:</text:span></text:p>
      <text:p text:style-name="P38"><text:span text:style-name="T24">- разбить строку на </text:span><text:span text:style-name="T27">перечисление строк</text:span><text:span text:style-name="T2">, </text:span><text:span text:style-name="T24">по символу</text:span><text:span text:style-name="T2">(;). 1</text:span></text:p>
      <text:p text:style-name="P38"><text:span text:style-name="T2">- </text:span><text:span text:style-name="T28">разбить каждую из строк</text:span><text:span text:style-name="T29"> предыдущего</text:span><text:span text:style-name="T28"> </text:span><text:span text:style-name="T29">перечисления</text:span><text:span text:style-name="T28"> перечисления по символу </text:span><text:span text:style-name="T4">(:) </text:span><text:span text:style-name="T28">и добавить в хэш-таблицу. 2</text:span></text:p>
      <text:p text:style-name="P35"/>
      <text:p text:style-name="P38"><text:span text:style-name="T28">- </text:span><text:span text:style-name="T29">обратиться к </text:span><text:span text:style-name="T30">предыдущей</text:span><text:span text:style-name="T29"> хэш-таблице по всевозможным ключам (они в перечислены в описании файл</text:span><text:span text:style-name="T30">е</text:span><text:span text:style-name="T29"> конфигурации) </text:span><text:span text:style-name="T30">и для каждого значения ключа выполнить соответствующее действий. Если такого ключа не оказалось, то в возвращаемую хэш-таблицу положить этот ключ со значением </text:span><text:span text:style-name="T5">null. </text:span><text:span text:style-name="T6">3</text:span></text:p>
      <text:p text:style-name="P38"><text:span text:style-name="T6">- </text:span><text:span text:style-name="T31">для ключа </text:span><text:span text:style-name="T6">(</text:span><text:span text:style-name="T7">N</text:span><text:span text:style-name="T6">ame) </text:span><text:span text:style-name="T32">мы просто берем значение из </text:span><text:span text:style-name="T33">сформированной</text:span><text:span text:style-name="T32"> хэш-таблицы и вставляем в возвращаемую хэш-таблицу. </text:span><text:span text:style-name="T33">Если вернулось </text:span><text:span text:style-name="T8">null, </text:span><text:span text:style-name="T33">то вызвать исключение </text:span><text:span text:style-name="T8">(</text:span><text:span text:style-name="T9">C</text:span><text:span text:style-name="T8">onfigHasNoRequierPropertyException). </text:span><text:span text:style-name="T9">3.1</text:span></text:p>
      <text:p text:style-name="P39"><text:span text:style-name="T9">- </text:span><text:span text:style-name="T34">для ключа </text:span><text:span text:style-name="T9">(Material) </text:span><text:span text:style-name="T10">м</text:span><text:span text:style-name="T35">ы получаем экземпляр перечисления </text:span><text:span text:style-name="T10">(Material), </text:span><text:span text:style-name="T35">по значению пары</text:span><text:span text:style-name="T9">. </text:span><text:span text:style-name="T34">Если при </text:span><text:soft-page-break/><text:span text:style-name="T34">обращении по ключу вернулось </text:span><text:span text:style-name="T9">null, </text:span><text:span text:style-name="T34">то вызвать исключение </text:span><text:span text:style-name="T9">(C</text:span><text:span text:style-name="T8">onfigHasNoRequierPropertyException</text:span><text:span text:style-name="T9">) 3.2</text:span></text:p>
      <text:p text:style-name="P40"><text:span text:style-name="T9">- </text:span><text:span text:style-name="T35">для ключа (</text:span><text:span text:style-name="T10">Command</text:span><text:span text:style-name="T35">) мы просто получаем </text:span><text:span text:style-name="T36">получаем значения ключа и вставляем в возвращаемую хэш-таблицу. </text:span><text:span text:style-name="T37">Если вернулось </text:span><text:span text:style-name="T11">null, </text:span><text:span text:style-name="T37">то вызвать исключение</text:span><text:span text:style-name="T34"> </text:span><text:span text:style-name="T9">(C</text:span><text:span text:style-name="T8">onfigHasNoRequierPropertyException</text:span><text:span text:style-name="T9">). </text:span><text:span text:style-name="T37">3.3</text:span></text:p>
      <text:p text:style-name="P40"><text:span text:style-name="T37">- </text:span><text:span text:style-name="T38">для ключа (</text:span><text:span text:style-name="T12">Amount) </text:span><text:span text:style-name="T38">мы получаем значение из хэш-таблицы: если оно равно </text:span><text:span text:style-name="T12">null, </text:span><text:span text:style-name="T38">то в возвращаемую хэш-таблицу мы под данный ключ кладем </text:span><text:span text:style-name="T12">(null); </text:span><text:span text:style-name="T38">если оно не равно </text:span><text:span text:style-name="T12">null, </text:span><text:span text:style-name="T38">то привести значение ключа к </text:span><text:span text:style-name="T12">Integer</text:span><text:span text:style-name="T38"> и положить его в возвращаемую таблицу, под данным ключем. </text:span><text:span text:style-name="T39">3.4</text:span></text:p>
      <text:p text:style-name="P40"><text:span text:style-name="T38">- </text:span><text:span text:style-name="T39">для ключа (</text:span><text:span text:style-name="T13">Lore) </text:span><text:span text:style-name="T39">мы получаем значение ключа: если значение равно </text:span><text:span text:style-name="T13">null, </text:span><text:span text:style-name="T39">то в возвращаемую карту вставить пару под данным ключём, с значением </text:span><text:span text:style-name="T13">null; </text:span><text:span text:style-name="T39">если значение не равно </text:span><text:span text:style-name="T13">null, </text:span><text:span text:style-name="T39">то разбить строку значения по символу </text:span><text:span text:style-name="T13">(~) </text:span><text:span text:style-name="T39">и добавить в возвращаемую карту разбитые значения (перечисление). 3.5</text:span></text:p>
      <text:p text:style-name="P40"><text:span text:style-name="T39">- </text:span><text:span text:style-name="T40">для ключа (</text:span><text:span text:style-name="T14">Flags) </text:span><text:span text:style-name="T40">мы получаем значение ключа: если оно равно </text:span><text:span text:style-name="T14">null, </text:span><text:span text:style-name="T40">то в возвращаемую карту положить пару с данным ключом и </text:span><text:span text:style-name="T14">null </text:span><text:span text:style-name="T40">значением; если оно не </text:span><text:span text:style-name="T14">null, </text:span><text:span text:style-name="T40">то разбить значение ключа по символу </text:span><text:span text:style-name="T14">(~), </text:span><text:span text:style-name="T40">а затем преобразовать значения разбитой строки к перечислению (</text:span><text:span text:style-name="T14">ItemFlag), </text:span><text:span text:style-name="T40">которое «складировать» в перечислении </text:span><text:span text:style-name="T14">(ArrayList&lt;ItemFlag&gt;) </text:span><text:span text:style-name="T40">Затем следует засунуть под ключом </text:span><text:span text:style-name="T14">(Flags) </text:span><text:span text:style-name="T40">значение складируемого перечисления. </text:span><text:span text:style-name="T41">3.6</text:span></text:p>
      <text:p text:style-name="P36">- </text:p>
      <text:p text:style-name="P36"/>
      <text:p text:style-name="P36"/>
      <text:p text:style-name="P36"/>
      <text:p text:style-name="P36"/>
      <text:p text:style-name="P4"><text:s/>Глава 2.</text:p>
      <text:p text:style-name="P84">Класс <text:span text:style-name="T1">InventoryWrapper</text:span></text:p>
      <text:p text:style-name="P85">Описание</text:p>
      <text:p text:style-name="P12">Данный класс отвечает за обёртку инвентарей из конфигурации плагина.</text:p>
      <text:p text:style-name="P22"/>
      <text:p text:style-name="P22"/>
      <text:p text:style-name="P22"/>
      <text:p text:style-name="P22"/>
      <text:p text:style-name="P22">Блок-схема плагина:</text:p>
      <text:p text:style-name="P22"><draw:custom-shape text:anchor-type="paragraph" draw:z-index="55" draw:name="Фигура36" draw:style-name="gr23" draw:text-style-name="P94" svg:width="8.071cm" svg:height="1.906cm" svg:x="3.9cm" svg:y="0.233cm"><text:p text:style-name="P93"><text:span text:style-name="T47">Класс InventoryWrappe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name="Фигура36" draw:style-name="gr23" draw:text-style-name="P94" svg:width="8.071cm" svg:height="1.906cm" svg:x="-0.624cm" svg:y="2.455cm"><text:p text:style-name="P93"><text:span text:style-name="T47">Задачи и члены для</text:span></text:p><text:p text:style-name="P93"><text:span text:style-name="T47">их реализации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86">Глава 3.</text:p>
      <text:p text:style-name="P57">Класс <text:span text:style-name="T1">Assembler</text:span></text:p>
      <text:p text:style-name="P87">Описание</text:p>
      <text:p text:style-name="P89"/>
      <text:p text:style-name="P13">Класс отвечает за различные манипуляции/преобразования с обёртками инвентарей или вещей. <text:span text:style-name="T43">Он предлагает ряд статических методов, выполняющих свои действия</text:span></text:p>
      <text:p text:style-name="P23"/>
      <text:p text:style-name="P23"/>
      <text:p text:style-name="P23"/>
      <text:p text:style-name="P24">Блок-схема класса:</text:p>
      <text:p text:style-name="P24"><draw:custom-shape text:anchor-type="paragraph" draw:z-index="57" draw:name="Фигура38" draw:style-name="gr24" draw:text-style-name="P106" svg:width="7.197cm" svg:height="1.641cm" svg:x="3.847cm" svg:y="0.173cm"><text:p text:style-name="P93"><text:span text:style-name="T53">Класс Assemble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8" draw:name="Фигура38" draw:style-name="gr25" draw:text-style-name="P106" svg:width="8.944cm" svg:height="1.641cm" svg:x="-0.042cm" svg:y="2.184cm"><text:p text:style-name="P93"><text:span text:style-name="T53">Задачи и члены для</text:span></text:p><text:p text:style-name="P93"><text:span text:style-name="T53">их реализации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9" draw:name="Фигура38" draw:style-name="gr25" draw:text-style-name="P107" svg:width="8.944cm" svg:height="1.641cm" svg:x="-1.18cm" svg:y="4.247cm"><text:p text:style-name="P93"><text:span text:style-name="T54">Сложение обёрток</text:span></text:p><text:p text:style-name="P93"><text:span text:style-name="T54">инвентарей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0" draw:name="Фигура38" draw:style-name="gr26" draw:text-style-name="P107" svg:width="16.987cm" svg:height="6.721cm" svg:x="-1.18cm" svg:y="6.152cm"><text:p text:style-name="P93"><text:span text:style-name="T54">Описание</text:span></text:p><text:p text:style-name="P96"><text:span text:style-name="T57">Сложение обёрток инвентарей подразумивает преоб-</text:span></text:p><text:p text:style-name="P103"><text:span text:style-name="T57">разование двух обёрток в одну, слогая их.</text:span></text:p><text:p text:style-name="P103"><text:span text:style-name="T57">Тип данных и что с ним будет происходить</text:span></text:p><text:p text:style-name="P103"><text:span text:style-name="T57">при сложении:</text:span></text:p><text:p text:style-name="P103"><text:span text:style-name="T57">- Name – имя будет установлено из параметра</text:span></text:p><text:p text:style-name="P103"><text:span text:style-name="T57">- ID – из параметра</text:span></text:p><text:p text:style-name="P103"><text:span text:style-name="T57">- Size – устанавливается наибольший из обоих.</text:span></text:p><text:p text:style-name="P103"><text:span text:style-name="T57">- items – слогаются по правилам сложения айтемов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2" draw:name="Фигура38" draw:style-name="gr27" draw:text-style-name="P107" svg:width="16.987cm" svg:height="3.183cm" svg:x="-1.233cm" svg:y="13.13cm"><text:p text:style-name="P93"><text:span text:style-name="T54">Средства</text:span></text:p><text:p text:style-name="P96"><text:span text:style-name="T57">Метод</text:span></text:p><text:p text:style-name="P96"><text:span text:style-name="T57">public static InventoryWrapper addition(IW, IW)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45"><draw:custom-shape text:anchor-type="paragraph" draw:z-index="61" draw:name="Фигура38" draw:style-name="gr25" draw:text-style-name="P107" svg:width="8.944cm" svg:height="1.641cm" svg:x="-1.074cm" svg:y="-1.24cm"><text:p text:style-name="P93"><text:span text:style-name="T54">Сложение обёрток</text:span></text:p><text:p text:style-name="P93"><text:span text:style-name="T54">айтемов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3" draw:name="Фигура38" draw:style-name="gr28" draw:text-style-name="P107" svg:width="18.204cm" svg:height="5.298cm" svg:x="-1.074cm" svg:y="1.401cm"><text:p text:style-name="P93"><text:span text:style-name="T54">Описание</text:span></text:p><text:p text:style-name="P103"><text:span text:style-name="T57">Сложение обёрток айтемов подразумивает превраще-</text:span></text:p><text:p text:style-name="P103"><text:span text:style-name="T57">ние двух (ArrayList&lt;ItemWrapper&gt;) в один, с заме-</text:span></text:p><text:p text:style-name="P103"><text:span text:style-name="T57">щением повторяющихся по одному из признаков.</text:span></text:p><text:p text:style-name="P103"><text:span text:style-name="T57">Правила:</text:span></text:p><text:p text:style-name="P103"><text:span text:style-name="T57">- замещение происходит по индексу айтема.Если индексы </text:span></text:p><text:p text:style-name="P103"><text:span text:style-name="T57">совпадают, то на место спорных айтемов станет тот, </text:span></text:p><text:p text:style-name="P103"><text:span text:style-name="T57">который был в первом перечислении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4" draw:name="Фигура38" draw:style-name="gr29" draw:text-style-name="P107" svg:width="17.913cm" svg:height="3.183cm" svg:x="-1.074cm" svg:y="6.856cm"><text:p text:style-name="P93"><text:span text:style-name="T54">Средства</text:span></text:p><text:p text:style-name="P96"><text:span text:style-name="T57">Метод</text:span></text:p><text:p text:style-name="P103"><text:span text:style-name="T57">public static ArrayList&lt;ItemWrapper&gt; Addition</text:span></text:p><text:p text:style-name="P103"><text:span text:style-name="T57">(ArrayList&lt;ItemWrapper&gt;, ArrayList&lt;ItemWrapper&gt;)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90">Глава 4.</text:p>
      <text:p text:style-name="P58">Класс <text:span text:style-name="T1">Manager</text:span></text:p>
      <text:p text:style-name="P88">Описание</text:p>
      <text:p text:style-name="P14">Класс отвечает за работу (хранение, поиск, возврат и др.) с обёртками инвентарей.</text:p>
      <text:p text:style-name="P26"/>
      <text:p text:style-name="P26"/>
      <text:p text:style-name="P26"/>
      <text:p text:style-name="P27">Блок-схема класса:</text:p>
      <text:p text:style-name="P27"><draw:custom-shape text:anchor-type="paragraph" draw:z-index="71" draw:name="Фигура40" draw:style-name="gr34" draw:text-style-name="P110" svg:width="8.706cm" svg:height="1.721cm" svg:x="3.424cm" svg:y="0.09cm"><text:p text:style-name="P93"><text:span text:style-name="T47">Класс Manage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2" draw:name="Фигура40" draw:style-name="gr34" draw:text-style-name="P110" svg:width="8.706cm" svg:height="1.721cm" svg:x="-0.783cm" svg:y="2.524cm"><text:p text:style-name="P93"><text:span text:style-name="T47">Задачи и средства</text:span></text:p><text:p text:style-name="P93"><text:span text:style-name="T47">их выполнения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3" draw:name="Фигура40" draw:style-name="gr34" draw:text-style-name="P111" svg:width="8.706cm" svg:height="1.721cm" svg:x="-0.81cm" svg:y="4.958cm"><text:p text:style-name="P93"><text:span text:style-name="T50">Получение команды айтема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4" draw:name="Фигура40" draw:style-name="gr35" draw:text-style-name="P111" svg:width="18.336cm" svg:height="5.213cm" svg:x="-0.836cm" svg:y="7.181cm"><text:p text:style-name="P93"><text:span text:style-name="T50">Средства</text:span></text:p><text:p text:style-name="P93"><text:span text:style-name="T51">Метод</text:span></text:p><text:p text:style-name="P103"><text:span text:style-name="T51">public String getCommand(</text:span></text:p><text:p text:style-name="P103"><text:span text:style-name="T51">String invName,String itemName)</text:span></text:p><text:p text:style-name="P103"><text:span text:style-name="T51"/></text:p><text:p text:style-name="P103"><text:span text:style-name="T49">Вернет null,если айтем не подразумивает команду, либо</text:span></text:p><text:p text:style-name="P103"><text:span text:style-name="T49">айтема нет в списке айтемов инвентаря. Такая-же пере-</text:span></text:p><text:p text:style-name="P103"><text:span text:style-name="T49">грузга и для ID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>Глава 5.</text:p>
      <text:p text:style-name="P91">Класс <text:span text:style-name="T1">Substitution</text:span></text:p>
      <text:p text:style-name="P48">Описание</text:p>
      <text:p text:style-name="P49"/>
      <text:p text:style-name="P16">Класс предназначен для хранения информации о замещаемых данных в айтеме, при сборке инвентаря, в котором он лежит.</text:p>
      <text:p text:style-name="P31"/>
      <text:p text:style-name="P32">Блок-схема:</text:p>
      <text:p text:style-name="P32"><draw:custom-shape text:anchor-type="paragraph" draw:z-index="83" draw:name="Фигура40" draw:style-name="gr34" draw:text-style-name="P110" svg:width="8.706cm" svg:height="1.721cm" svg:x="3.424cm" svg:y="0.09cm"><text:p text:style-name="P93"><text:span text:style-name="T47">Класс Substitution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4" draw:name="Фигура40" draw:style-name="gr34" draw:text-style-name="P110" svg:width="8.706cm" svg:height="1.721cm" svg:x="-0.783cm" svg:y="2.524cm"><text:p text:style-name="P93"><text:span text:style-name="T47">Задачи и средства</text:span></text:p><text:p text:style-name="P93"><text:span text:style-name="T47">их выполнения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5" draw:name="Фигура40" draw:style-name="gr34" draw:text-style-name="P111" svg:width="8.706cm" svg:height="1.721cm" svg:x="-0.889cm" svg:y="4.62cm"><text:p text:style-name="P93"><text:span text:style-name="T50">Развертывание данных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6" draw:name="Фигура40" draw:style-name="gr37" draw:text-style-name="P111" svg:width="17.94cm" svg:height="3.864cm" svg:x="-0.863cm" svg:y="6.578cm"><text:p text:style-name="P93"><text:span text:style-name="T50">Формат данных</text:span></text:p><text:p text:style-name="P95"><text:span text:style-name="T51">Данные конструктору передаются строкой, в формате:</text:span></text:p><text:p text:style-name="P103"><text:span text:style-name="T59">Index:0|Material:SKULL|Lore:l1~l2…ln|Amount:10|</text:span></text:p><text:p text:style-name="P103"><text:span text:style-name="T59">Flags:HIDE_ATTRIBUTES|Enchants [unsafe]:DIG_SPEED 1</text:span></text:p><text:p text:style-name="P103"><text:span text:style-name="T49">Единственный запрашиваемый параметр, это Index, но с</text:span></text:p><text:p text:style-name="P103"><text:span text:style-name="T49">ним должен идти, как минимум, один из незапрашиваемых</text:span></text:p><draw:enhanced-geometry svg:viewBox="0 0 21600 21600" draw:glue-points="10800 0 0 10800 10800 21600 21600 10800" draw:type="flowchart-process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 LibreOffice_project/65905a128db06ba48db947242809d14d3f9a93fe</meta:generator>
    <dc:date>2018-12-22T20:06:58.244000000</dc:date>
    <meta:editing-duration>PT18H3M28S</meta:editing-duration>
    <meta:editing-cycles>111</meta:editing-cycles>
    <meta:document-statistic meta:table-count="2" meta:image-count="0" meta:object-count="0" meta:page-count="17" meta:paragraph-count="81" meta:word-count="629" meta:character-count="4842" meta:non-whitespace-character-count="4205"/>
  </office:meta>
</office:document-meta>
</file>